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0757acf"/>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697f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3be8a"/>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49ba8"/>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73240"/>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85ee0"/>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b1223"/>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8bb418"/>
    </style:style>
    <style:style style:name="P10" style:family="paragraph" style:parent-style-name="Standard">
      <style:paragraph-properties fo:margin-top="0.0598in" fo:margin-bottom="0in" loext:contextual-spacing="true" fo:line-height="115%"/>
      <style:text-properties fo:font-size="10pt" officeooo:paragraph-rsid="001129e5" style:font-size-asian="10pt" style:font-size-complex="10pt"/>
    </style:style>
    <style:style style:name="P11" style:family="paragraph" style:parent-style-name="Standard">
      <style:paragraph-properties fo:margin-top="0.0598in" fo:margin-bottom="0in" loext:contextual-spacing="true" fo:line-height="115%"/>
      <style:text-properties fo:font-size="10pt" officeooo:rsid="00176b32" officeooo:paragraph-rsid="00176b32" style:font-size-asian="10pt" style:font-size-complex="10pt"/>
    </style:style>
    <style:style style:name="P12"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3"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40b823" officeooo:paragraph-rsid="0040b823" style:font-size-asian="10pt" style:font-size-complex="10pt"/>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0757acf"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04d019d"/>
    </style:style>
    <style:style style:name="P16" style:family="paragraph" style:parent-style-name="Standard">
      <style:paragraph-properties fo:margin-top="0.0598in" fo:margin-bottom="0in" loext:contextual-spacing="false" fo:line-height="115%"/>
      <style:text-properties fo:font-size="10pt" officeooo:rsid="00159027" officeooo:paragraph-rsid="004b9da7" style:font-size-asian="10pt" style:font-size-complex="10pt"/>
    </style:style>
    <style:style style:name="P17" style:family="paragraph" style:parent-style-name="Standard">
      <style:paragraph-properties fo:margin-top="0.0598in" fo:margin-bottom="0in" loext:contextual-spacing="false" fo:line-height="115%"/>
      <style:text-properties officeooo:paragraph-rsid="001c2afb"/>
    </style:style>
    <style:style style:name="P18" style:family="paragraph" style:parent-style-name="Standard">
      <style:paragraph-properties fo:margin-top="0.0598in" fo:margin-bottom="0in" loext:contextual-spacing="false" fo:line-height="115%"/>
      <style:text-properties officeooo:paragraph-rsid="004aaba3"/>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087ab7b"/>
    </style:style>
    <style:style style:name="P31" style:family="paragraph" style:parent-style-name="Standard">
      <style:paragraph-properties fo:margin-top="0.0598in" fo:margin-bottom="0in" loext:contextual-spacing="false" fo:line-height="115%"/>
      <style:text-properties officeooo:paragraph-rsid="0088acc7"/>
    </style:style>
    <style:style style:name="P3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3" style:family="paragraph" style:parent-style-name="Standard">
      <style:paragraph-properties fo:margin-top="0.0598in" fo:margin-bottom="0in" loext:contextual-spacing="false" fo:line-height="115%"/>
      <style:text-properties fo:font-size="8pt" officeooo:paragraph-rsid="004fb4ce" style:font-size-asian="8pt" style:font-size-complex="8pt"/>
    </style:style>
    <style:style style:name="P34"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5"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36"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37"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450b7f" officeooo:paragraph-rsid="004d019d" style:font-size-asian="10pt" style:font-size-complex="10pt"/>
    </style:style>
    <style:style style:name="P38"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5cef9e" officeooo:paragraph-rsid="0061341b" style:font-size-asian="10pt" style:font-size-complex="10pt"/>
    </style:style>
    <style:style style:name="P39" style:family="paragraph" style:parent-style-name="Standard">
      <style:paragraph-properties fo:margin-top="0.0598in" fo:margin-bottom="0.0402in" loext:contextual-spacing="false" fo:line-height="115%"/>
      <style:text-properties officeooo:paragraph-rsid="004d019d"/>
    </style:style>
    <style:style style:name="P40" style:family="paragraph" style:parent-style-name="Standard">
      <style:paragraph-properties fo:margin-top="0.0598in" fo:margin-bottom="0.0402in" loext:contextual-spacing="false" fo:line-height="115%"/>
      <style:text-properties officeooo:paragraph-rsid="005ad6b0"/>
    </style:style>
    <style:style style:name="P41" style:family="paragraph" style:parent-style-name="Standard">
      <style:paragraph-properties fo:margin-top="0.0598in" fo:margin-bottom="0.0402in" loext:contextual-spacing="false" fo:line-height="115%"/>
      <style:text-properties officeooo:paragraph-rsid="006cdce1"/>
    </style:style>
    <style:style style:name="P42" style:family="paragraph" style:parent-style-name="Heading_20_5">
      <style:text-properties fo:font-size="13pt" style:font-size-asian="13pt" style:font-size-complex="13pt"/>
    </style:style>
    <style:style style:name="P43" style:family="paragraph" style:parent-style-name="Heading_20_5">
      <style:paragraph-properties fo:break-before="page"/>
      <style:text-properties fo:font-size="13pt" style:font-size-asian="13pt" style:font-size-complex="13pt"/>
    </style:style>
    <style:style style:name="P44" style:family="paragraph" style:parent-style-name="Title">
      <style:text-properties fo:font-size="22pt" officeooo:rsid="00e727d0" officeooo:paragraph-rsid="00e727d0" style:font-size-asian="22pt" style:font-size-complex="22pt"/>
    </style:style>
    <style:style style:name="P45" style:family="paragraph" style:parent-style-name="Heading_20_4">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46" style:family="paragraph" style:parent-style-name="Heading_20_4">
      <style:text-properties officeooo:paragraph-rsid="0102849d"/>
    </style:style>
    <style:style style:name="P47" style:family="paragraph" style:parent-style-name="Heading_20_6">
      <style:text-properties officeooo:paragraph-rsid="004aaba3"/>
    </style:style>
    <style:style style:name="P48" style:family="paragraph" style:parent-style-name="Heading_20_6">
      <style:text-properties officeooo:rsid="00cd77c7" officeooo:paragraph-rsid="00cd77c7"/>
    </style:style>
    <style:style style:name="P49" style:family="paragraph" style:parent-style-name="Heading_20_6">
      <style:text-properties officeooo:paragraph-rsid="00cd77c7"/>
    </style:style>
    <style:style style:name="P50" style:family="paragraph" style:parent-style-name="Heading_20_6">
      <style:text-properties fo:color="#55308d" style:font-name="Liberation Sans" fo:font-size="11.1000003814697pt" fo:font-style="italic" fo:font-weight="bold" officeooo:rsid="00ce9f23" officeooo:paragraph-rsid="00dab59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51" style:family="paragraph" style:parent-style-name="Heading_20_6">
      <style:text-properties fo:font-size="11.1000003814697pt" officeooo:paragraph-rsid="004d019d" style:font-size-asian="11.1000003814697pt" style:font-size-complex="11.1000003814697pt"/>
    </style:style>
    <style:style style:name="P52" style:family="paragraph" style:parent-style-name="Heading_20_6">
      <style:text-properties fo:font-size="11.1000003814697pt" officeooo:paragraph-rsid="004fb4ce" style:font-size-asian="11.1000003814697pt" style:font-size-complex="11.1000003814697pt"/>
    </style:style>
    <style:style style:name="P53" style:family="paragraph" style:parent-style-name="Heading_20_6">
      <style:text-properties fo:font-size="11.1000003814697pt" officeooo:paragraph-rsid="006b984e" style:font-size-asian="11.1000003814697pt" style:font-size-complex="11.1000003814697pt"/>
    </style:style>
    <style:style style:name="P54" style:family="paragraph" style:parent-style-name="Heading_20_6">
      <style:text-properties fo:font-size="11.1000003814697pt" officeooo:paragraph-rsid="007c40b6" style:font-size-asian="11.1000003814697pt" style:font-size-complex="11.1000003814697pt"/>
    </style:style>
    <style:style style:name="P55" style:family="paragraph" style:parent-style-name="Heading_20_8">
      <style:text-properties officeooo:rsid="004aaba3" officeooo:paragraph-rsid="004aaba3"/>
    </style:style>
    <style:style style:name="P56" style:family="paragraph" style:parent-style-name="Heading_20_8">
      <style:text-properties officeooo:rsid="004aaba3" officeooo:paragraph-rsid="005ad6b0"/>
    </style:style>
    <style:style style:name="P57" style:family="paragraph" style:parent-style-name="Heading_20_8">
      <style:text-properties officeooo:rsid="004aaba3" officeooo:paragraph-rsid="006cdce1"/>
    </style:style>
    <style:style style:name="P58"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59"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60"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61" style:family="paragraph" style:parent-style-name="Heading_20_8">
      <style:text-properties style:font-name="Liberation Sans" fo:font-size="10.3000001907349pt" fo:font-style="italic" fo:font-weight="bold" officeooo:rsid="004d019d" officeooo:paragraph-rsid="004fb4ce"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62"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63" style:family="paragraph" style:parent-style-name="Standard">
      <style:text-properties officeooo:paragraph-rsid="00e727d0"/>
    </style:style>
    <style:style style:name="P64" style:family="paragraph" style:parent-style-name="Standard">
      <style:text-properties officeooo:rsid="00ed722c" officeooo:paragraph-rsid="00ed722c"/>
    </style:style>
    <style:style style:name="P65" style:family="paragraph" style:parent-style-name="Standard">
      <style:text-properties officeooo:paragraph-rsid="0102849d"/>
    </style:style>
    <style:style style:name="P66" style:family="paragraph" style:parent-style-name="Standard">
      <style:text-properties fo:color="#ff0000" fo:font-weight="bold" officeooo:rsid="01075d9a" officeooo:paragraph-rsid="01075d9a" style:font-weight-asian="bold" style:font-weight-complex="bold"/>
    </style:style>
    <style:style style:name="P67" style:family="paragraph" style:parent-style-name="Standard" style:list-style-name="L1">
      <style:paragraph-properties fo:margin-top="0.0598in" fo:margin-bottom="0in" loext:contextual-spacing="true" fo:line-height="115%"/>
      <style:text-properties fo:font-size="10pt" officeooo:paragraph-rsid="00112b7e" style:font-size-asian="10pt" style:font-size-complex="10pt"/>
    </style:style>
    <style:style style:name="P68" style:family="paragraph" style:parent-style-name="Standard" style:list-style-name="L1">
      <style:paragraph-properties fo:margin-top="0.0598in" fo:margin-bottom="0in" loext:contextual-spacing="true" fo:line-height="115%"/>
      <style:text-properties fo:font-size="10pt" officeooo:paragraph-rsid="001e4fc1" style:font-size-asian="10pt" style:font-size-complex="10pt"/>
    </style:style>
    <style:style style:name="P69" style:family="paragraph" style:parent-style-name="Standard" style:list-style-name="L1">
      <style:paragraph-properties fo:margin-top="0.0598in" fo:margin-bottom="0in" loext:contextual-spacing="true" fo:line-height="115%"/>
      <style:text-properties fo:font-size="10pt" officeooo:rsid="00112b7e" officeooo:paragraph-rsid="00112b7e" style:font-size-asian="10pt" style:font-size-complex="10pt"/>
    </style:style>
    <style:style style:name="P70" style:family="paragraph" style:parent-style-name="Standard" style:list-style-name="L1">
      <style:paragraph-properties fo:margin-top="0.0598in" fo:margin-bottom="0in" loext:contextual-spacing="true" fo:line-height="115%"/>
      <style:text-properties fo:font-size="10pt" officeooo:rsid="00125362" officeooo:paragraph-rsid="00125362" style:font-size-asian="10pt" style:font-size-complex="10pt"/>
    </style:style>
    <style:style style:name="P71" style:family="paragraph" style:parent-style-name="Standard" style:list-style-name="L2">
      <style:paragraph-properties fo:margin-top="0.0598in" fo:margin-bottom="0in" loext:contextual-spacing="true" fo:line-height="115%">
        <style:tab-stops/>
      </style:paragraph-properties>
      <style:text-properties officeooo:paragraph-rsid="008ee54c"/>
    </style:style>
    <style:style style:name="P72" style:family="paragraph" style:parent-style-name="Standard" style:list-style-name="L2">
      <style:paragraph-properties fo:margin-top="0.0598in" fo:margin-bottom="0in" loext:contextual-spacing="true" fo:line-height="115%">
        <style:tab-stops/>
      </style:paragraph-properties>
      <style:text-properties officeooo:rsid="008eb64a" officeooo:paragraph-rsid="008eb64a"/>
    </style:style>
    <style:style style:name="P73" style:family="paragraph" style:parent-style-name="Standard" style:list-style-name="L2">
      <style:paragraph-properties fo:margin-top="0.0598in" fo:margin-bottom="0in" loext:contextual-spacing="true" fo:line-height="115%">
        <style:tab-stops/>
      </style:paragraph-properties>
      <style:text-properties officeooo:rsid="008ee54c" officeooo:paragraph-rsid="008ee54c"/>
    </style:style>
    <style:style style:name="P74"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75"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76"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77"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78"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79"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80"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81"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82"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83"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84"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85"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86"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87"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88" style:family="paragraph" style:parent-style-name="Standard" style:list-style-name="">
      <style:paragraph-properties fo:margin-top="0.0598in" fo:margin-bottom="0in" loext:contextual-spacing="false" fo:line-height="115%">
        <style:tab-stops/>
      </style:paragraph-properties>
      <style:text-properties officeooo:rsid="00c525da" officeooo:paragraph-rsid="01075d9a"/>
    </style:style>
    <style:style style:name="P89"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90"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91"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92"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93"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94"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95"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96"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9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9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99"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10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0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0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0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0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0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0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0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0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0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11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style:font-name="DejaVu Sans Mono" fo:font-size="8pt" officeooo:rsid="008f5de4" officeooo:paragraph-rsid="01075d9a" style:font-size-asian="8pt" style:font-size-complex="8pt"/>
    </style:style>
    <style:style style:name="P11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126"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127"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128" style:family="paragraph" style:parent-style-name="Text_20_body">
      <style:text-properties officeooo:paragraph-rsid="00cffdcc"/>
    </style:style>
    <style:style style:name="P129" style:family="paragraph" style:parent-style-name="Text_20_body">
      <style:text-properties style:font-name="DejaVu Sans Mono" fo:font-size="10pt" officeooo:rsid="00cffdcc" officeooo:paragraph-rsid="00cffdcc" style:font-size-asian="10pt" style:font-size-complex="10pt"/>
    </style:style>
    <style:style style:name="P130" style:family="paragraph" style:parent-style-name="Text_20_body">
      <style:text-properties style:font-name="DejaVu Sans Mono" fo:font-size="10pt" officeooo:rsid="00cffdcc" officeooo:paragraph-rsid="010da228" style:font-size-asian="10pt" style:font-size-complex="10pt"/>
    </style:style>
    <style:style style:name="P131" style:family="paragraph" style:parent-style-name="Text_20_body">
      <style:text-properties style:font-name="DejaVu Sans Mono" fo:font-size="10pt" officeooo:paragraph-rsid="00dab592" style:font-size-asian="10pt" style:font-size-complex="10pt"/>
    </style:style>
    <style:style style:name="P132" style:family="paragraph" style:parent-style-name="Text_20_body">
      <style:text-properties fo:color="#780373" style:font-name="DejaVu Sans Mono" fo:font-size="10pt" officeooo:rsid="00cffdcc" officeooo:paragraph-rsid="00dab592" style:font-size-asian="10pt" style:font-size-complex="10pt"/>
    </style:style>
    <style:style style:name="P133" style:family="paragraph" style:parent-style-name="Text_20_body">
      <style:text-properties officeooo:paragraph-rsid="00dab592"/>
    </style:style>
    <style:style style:name="P13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1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13746c"/>
    </style:style>
    <style:style style:name="P13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13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3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13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14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14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14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4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1dccb"/>
    </style:style>
    <style:style style:name="P14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86d92" style:font-size-asian="10pt" style:font-size-complex="10pt"/>
    </style:style>
    <style:style style:name="P14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982bd" style:font-size-asian="10pt" style:font-size-complex="10pt"/>
    </style:style>
    <style:style style:name="P147"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fo:font-size="10pt" fo:font-style="normal" officeooo:rsid="008f5de4" officeooo:paragraph-rsid="00d9d096" style:font-size-asian="10pt" style:font-style-asian="normal" style:font-size-complex="10pt" style:font-style-complex="normal"/>
    </style:style>
    <style:style style:name="T1" style:family="text">
      <style:text-properties officeooo:rsid="001129e5"/>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12b36a5"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697fe"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49b7" style:font-size-asian="10pt" style:font-size-complex="10pt"/>
    </style:style>
    <style:style style:name="T59" style:family="text">
      <style:text-properties fo:font-size="10pt" officeooo:rsid="0073be8a" style:font-size-asian="10pt" style:font-size-complex="10pt"/>
    </style:style>
    <style:style style:name="T60" style:family="text">
      <style:text-properties fo:font-size="10pt" officeooo:rsid="00749ba8" style:font-size-asian="10pt" style:font-size-complex="10pt"/>
    </style:style>
    <style:style style:name="T61" style:family="text">
      <style:text-properties fo:font-size="10pt" officeooo:rsid="00757acf" style:font-size-asian="10pt" style:font-size-complex="10pt"/>
    </style:style>
    <style:style style:name="T62" style:family="text">
      <style:text-properties fo:font-size="10pt" officeooo:rsid="00767111" style:font-size-asian="10pt" style:font-size-complex="10pt"/>
    </style:style>
    <style:style style:name="T63" style:family="text">
      <style:text-properties fo:font-size="10pt" officeooo:rsid="00781abf" style:font-size-asian="10pt" style:font-size-complex="10pt"/>
    </style:style>
    <style:style style:name="T64" style:family="text">
      <style:text-properties fo:font-size="10pt" officeooo:rsid="00785ee0" style:font-size-asian="10pt" style:font-size-complex="10pt"/>
    </style:style>
    <style:style style:name="T65" style:family="text">
      <style:text-properties fo:font-size="10pt" officeooo:rsid="007a45cc" style:font-size-asian="10pt" style:font-size-complex="10pt"/>
    </style:style>
    <style:style style:name="T66" style:family="text">
      <style:text-properties fo:font-size="10pt" officeooo:rsid="0087ab7b" style:font-size-asian="10pt" style:font-size-complex="10pt"/>
    </style:style>
    <style:style style:name="T67" style:family="text">
      <style:text-properties fo:font-size="10pt" officeooo:rsid="0088acc7" style:font-size-asian="10pt" style:font-size-complex="10pt"/>
    </style:style>
    <style:style style:name="T68" style:family="text">
      <style:text-properties fo:font-size="10pt" officeooo:rsid="008bb418" style:font-size-asian="10pt" style:font-size-complex="10pt"/>
    </style:style>
    <style:style style:name="T69" style:family="text">
      <style:text-properties fo:font-size="10pt" officeooo:rsid="001129e5" style:font-size-asian="10pt" style:font-size-complex="10pt"/>
    </style:style>
    <style:style style:name="T70" style:family="text">
      <style:text-properties fo:font-size="10pt" officeooo:rsid="008d8681" style:font-size-asian="10pt" style:font-size-complex="10pt"/>
    </style:style>
    <style:style style:name="T71" style:family="text">
      <style:text-properties fo:font-size="10pt" officeooo:rsid="0090e7ae" style:font-size-asian="10pt" style:font-size-complex="10pt"/>
    </style:style>
    <style:style style:name="T72" style:family="text">
      <style:text-properties fo:font-size="10pt" officeooo:rsid="00911b97" style:font-size-asian="10pt" style:font-size-complex="10pt"/>
    </style:style>
    <style:style style:name="T73" style:family="text">
      <style:text-properties fo:font-size="10pt" officeooo:rsid="008ee54c" style:font-size-asian="10pt" style:font-size-complex="10pt"/>
    </style:style>
    <style:style style:name="T74" style:family="text">
      <style:text-properties fo:font-size="10pt" officeooo:rsid="0092e399" style:font-size-asian="10pt" style:font-size-complex="10pt"/>
    </style:style>
    <style:style style:name="T75" style:family="text">
      <style:text-properties fo:font-size="10pt" officeooo:rsid="0093c06a" style:font-size-asian="10pt" style:font-size-complex="10pt"/>
    </style:style>
    <style:style style:name="T76" style:family="text">
      <style:text-properties fo:font-size="10pt" officeooo:rsid="0094dd02" style:font-size-asian="10pt" style:font-size-complex="10pt"/>
    </style:style>
    <style:style style:name="T77" style:family="text">
      <style:text-properties fo:font-size="10pt" officeooo:rsid="008f5de4" style:font-size-asian="10pt" style:font-size-complex="10pt"/>
    </style:style>
    <style:style style:name="T78" style:family="text">
      <style:text-properties fo:font-size="10pt" officeooo:rsid="00c8b1c1" style:font-size-asian="10pt" style:font-size-complex="10pt"/>
    </style:style>
    <style:style style:name="T79" style:family="text">
      <style:text-properties fo:font-size="10pt" officeooo:rsid="00d9d096" style:font-size-asian="10pt" style:font-size-complex="10pt"/>
    </style:style>
    <style:style style:name="T80" style:family="text">
      <style:text-properties fo:font-size="10pt" officeooo:rsid="00d54b88" style:font-size-asian="10pt" style:font-size-complex="10pt"/>
    </style:style>
    <style:style style:name="T81" style:family="text">
      <style:text-properties fo:font-size="10pt" officeooo:rsid="00e727d0" style:font-size-asian="10pt" style:font-size-complex="10pt"/>
    </style:style>
    <style:style style:name="T82" style:family="text">
      <style:text-properties fo:font-size="10pt" officeooo:rsid="00e7c74c" style:font-size-asian="10pt" style:font-size-complex="10pt"/>
    </style:style>
    <style:style style:name="T83" style:family="text">
      <style:text-properties fo:font-size="10pt" officeooo:rsid="00e93b70" style:font-size-asian="10pt" style:font-size-complex="10pt"/>
    </style:style>
    <style:style style:name="T84" style:family="text">
      <style:text-properties fo:font-size="10pt" officeooo:rsid="00ea2d5a" style:font-size-asian="10pt" style:font-size-complex="10pt"/>
    </style:style>
    <style:style style:name="T85" style:family="text">
      <style:text-properties fo:font-size="10pt" officeooo:rsid="00eb39f4" style:font-size-asian="10pt" style:font-size-complex="10pt"/>
    </style:style>
    <style:style style:name="T86" style:family="text">
      <style:text-properties fo:font-size="10pt" officeooo:rsid="00eb69a1" style:font-size-asian="10pt" style:font-size-complex="10pt"/>
    </style:style>
    <style:style style:name="T87" style:family="text">
      <style:text-properties fo:font-size="10pt" officeooo:rsid="00eb89be" style:font-size-asian="10pt" style:font-size-complex="10pt"/>
    </style:style>
    <style:style style:name="T88" style:family="text">
      <style:text-properties fo:font-size="10pt" officeooo:rsid="00ebc113" style:font-size-asian="10pt" style:font-size-complex="10pt"/>
    </style:style>
    <style:style style:name="T89" style:family="text">
      <style:text-properties fo:font-size="10pt" officeooo:rsid="00ec6396" style:font-size-asian="10pt" style:font-size-complex="10pt"/>
    </style:style>
    <style:style style:name="T90" style:family="text">
      <style:text-properties fo:font-size="10pt" officeooo:rsid="00ed722c" style:font-size-asian="10pt" style:font-size-complex="10pt"/>
    </style:style>
    <style:style style:name="T91" style:family="text">
      <style:text-properties fo:font-size="10pt" officeooo:rsid="010a2462" style:font-size-asian="10pt" style:font-size-complex="10pt"/>
    </style:style>
    <style:style style:name="T92" style:family="text">
      <style:text-properties fo:font-size="10pt" officeooo:rsid="00dab592" style:font-size-asian="10pt" style:font-size-complex="10pt"/>
    </style:style>
    <style:style style:name="T93" style:family="text">
      <style:text-properties fo:font-size="10pt" officeooo:rsid="010b5f33" style:font-size-asian="10pt" style:font-size-complex="10pt"/>
    </style:style>
    <style:style style:name="T94" style:family="text">
      <style:text-properties fo:font-size="10pt" officeooo:rsid="010da228" style:font-size-asian="10pt" style:font-size-complex="10pt"/>
    </style:style>
    <style:style style:name="T95" style:family="text">
      <style:text-properties fo:font-size="10pt" officeooo:rsid="010d1258" style:font-size-asian="10pt" style:font-size-complex="10pt"/>
    </style:style>
    <style:style style:name="T96" style:family="text">
      <style:text-properties fo:font-size="10pt" officeooo:rsid="010e6014" style:font-size-asian="10pt" style:font-size-complex="10pt"/>
    </style:style>
    <style:style style:name="T97" style:family="text">
      <style:text-properties fo:font-size="10pt" officeooo:rsid="010e9aac" style:font-size-asian="10pt" style:font-size-complex="10pt"/>
    </style:style>
    <style:style style:name="T98" style:family="text">
      <style:text-properties fo:font-size="10pt" officeooo:rsid="01103546" style:font-size-asian="10pt" style:font-size-complex="10pt"/>
    </style:style>
    <style:style style:name="T99" style:family="text">
      <style:text-properties fo:font-size="10pt" officeooo:rsid="0111d4f1" style:font-size-asian="10pt" style:font-size-complex="10pt"/>
    </style:style>
    <style:style style:name="T100" style:family="text">
      <style:text-properties fo:font-size="10pt" officeooo:rsid="0112190f" style:font-size-asian="10pt" style:font-size-complex="10pt"/>
    </style:style>
    <style:style style:name="T101" style:family="text">
      <style:text-properties fo:font-size="10pt" officeooo:rsid="011339d9" style:font-size-asian="10pt" style:font-size-complex="10pt"/>
    </style:style>
    <style:style style:name="T102" style:family="text">
      <style:text-properties fo:font-size="10pt" officeooo:rsid="0113746c" style:font-size-asian="10pt" style:font-size-complex="10pt"/>
    </style:style>
    <style:style style:name="T103" style:family="text">
      <style:text-properties fo:font-size="10pt" officeooo:rsid="011463fb" style:font-size-asian="10pt" style:font-size-complex="10pt"/>
    </style:style>
    <style:style style:name="T104" style:family="text">
      <style:text-properties fo:font-size="10pt" officeooo:rsid="0115e4da" style:font-size-asian="10pt" style:font-size-complex="10pt"/>
    </style:style>
    <style:style style:name="T105" style:family="text">
      <style:text-properties fo:font-size="10pt" officeooo:rsid="011c15c7" style:font-size-asian="10pt" style:font-size-complex="10pt"/>
    </style:style>
    <style:style style:name="T106" style:family="text">
      <style:text-properties fo:font-size="10pt" officeooo:rsid="011d2cae" style:font-size-asian="10pt" style:font-size-complex="10pt"/>
    </style:style>
    <style:style style:name="T107" style:family="text">
      <style:text-properties fo:font-size="10pt" officeooo:rsid="011da0b2" style:font-size-asian="10pt" style:font-size-complex="10pt"/>
    </style:style>
    <style:style style:name="T108" style:family="text">
      <style:text-properties fo:font-size="10pt" officeooo:rsid="011f5964" style:font-size-asian="10pt" style:font-size-complex="10pt"/>
    </style:style>
    <style:style style:name="T109" style:family="text">
      <style:text-properties fo:font-size="10pt" officeooo:rsid="011fde32" style:font-size-asian="10pt" style:font-size-complex="10pt"/>
    </style:style>
    <style:style style:name="T110" style:family="text">
      <style:text-properties fo:font-size="10pt" officeooo:rsid="0121dccb" style:font-size-asian="10pt" style:font-size-complex="10pt"/>
    </style:style>
    <style:style style:name="T111" style:family="text">
      <style:text-properties fo:font-size="10pt" officeooo:rsid="01250e07" style:font-size-asian="10pt" style:font-size-complex="10pt"/>
    </style:style>
    <style:style style:name="T112" style:family="text">
      <style:text-properties fo:font-size="10pt" officeooo:rsid="01162062" style:font-size-asian="10pt" style:font-size-complex="10pt"/>
    </style:style>
    <style:style style:name="T113" style:family="text">
      <style:text-properties fo:font-size="10pt" officeooo:rsid="011ab00b" style:font-size-asian="10pt" style:font-size-complex="10pt"/>
    </style:style>
    <style:style style:name="T114" style:family="text">
      <style:text-properties fo:font-size="10pt" officeooo:rsid="0129c3b1" style:font-size-asian="10pt" style:font-size-complex="10pt"/>
    </style:style>
    <style:style style:name="T115" style:family="text">
      <style:text-properties fo:font-size="10pt" fo:font-style="italic" style:font-size-asian="10pt" style:font-style-asian="italic" style:font-size-complex="10pt" style:font-style-complex="italic"/>
    </style:style>
    <style:style style:name="T116" style:family="text">
      <style:text-properties fo:font-size="10pt" fo:font-style="italic" officeooo:rsid="001e4fc1" style:font-size-asian="10pt" style:font-style-asian="italic" style:font-size-complex="10pt" style:font-style-complex="italic"/>
    </style:style>
    <style:style style:name="T117" style:family="text">
      <style:text-properties fo:font-size="10pt" fo:font-style="italic" officeooo:rsid="00254a80" style:font-size-asian="10pt" style:font-style-asian="italic" style:font-size-complex="10pt" style:font-style-complex="italic"/>
    </style:style>
    <style:style style:name="T118" style:family="text">
      <style:text-properties fo:font-size="10pt" fo:font-style="italic" officeooo:rsid="002603f1" style:font-size-asian="10pt" style:font-style-asian="italic" style:font-size-complex="10pt" style:font-style-complex="italic"/>
    </style:style>
    <style:style style:name="T119" style:family="text">
      <style:text-properties fo:font-size="10pt" fo:font-style="italic" officeooo:rsid="001c2afb" style:font-size-asian="10pt" style:font-style-asian="italic" style:font-size-complex="10pt" style:font-style-complex="italic"/>
    </style:style>
    <style:style style:name="T120" style:family="text">
      <style:text-properties fo:font-size="10pt" fo:font-style="italic" officeooo:rsid="002deb8f" style:font-size-asian="10pt" style:font-style-asian="italic" style:font-size-complex="10pt" style:font-style-complex="italic"/>
    </style:style>
    <style:style style:name="T121" style:family="text">
      <style:text-properties fo:font-size="10pt" fo:font-style="italic" officeooo:rsid="00318afe" style:font-size-asian="10pt" style:font-style-asian="italic" style:font-size-complex="10pt" style:font-style-complex="italic"/>
    </style:style>
    <style:style style:name="T122" style:family="text">
      <style:text-properties fo:font-size="10pt" fo:font-style="italic" officeooo:rsid="0035b7ee" style:font-size-asian="10pt" style:font-style-asian="italic" style:font-size-complex="10pt" style:font-style-complex="italic"/>
    </style:style>
    <style:style style:name="T123" style:family="text">
      <style:text-properties fo:font-size="10pt" fo:font-style="italic" officeooo:rsid="0036f158" style:font-size-asian="10pt" style:font-style-asian="italic" style:font-size-complex="10pt" style:font-style-complex="italic"/>
    </style:style>
    <style:style style:name="T124" style:family="text">
      <style:text-properties fo:font-size="10pt" fo:font-style="italic" officeooo:rsid="00349fa8" style:font-size-asian="10pt" style:font-style-asian="italic" style:font-size-complex="10pt" style:font-style-complex="italic"/>
    </style:style>
    <style:style style:name="T125" style:family="text">
      <style:text-properties fo:font-size="10pt" fo:font-style="italic" officeooo:rsid="0037fd00" style:font-size-asian="10pt" style:font-style-asian="italic" style:font-size-complex="10pt" style:font-style-complex="italic"/>
    </style:style>
    <style:style style:name="T126" style:family="text">
      <style:text-properties fo:font-size="10pt" fo:font-style="italic" officeooo:rsid="00388ce8" style:font-size-asian="10pt" style:font-style-asian="italic" style:font-size-complex="10pt" style:font-style-complex="italic"/>
    </style:style>
    <style:style style:name="T127" style:family="text">
      <style:text-properties fo:font-size="10pt" fo:font-style="italic" officeooo:rsid="00128ad7" style:font-size-asian="10pt" style:font-style-asian="italic" style:font-size-complex="10pt" style:font-style-complex="italic"/>
    </style:style>
    <style:style style:name="T128" style:family="text">
      <style:text-properties fo:font-size="10pt" fo:font-style="italic" officeooo:rsid="0016b1f5" style:font-size-asian="10pt" style:font-style-asian="italic" style:font-size-complex="10pt" style:font-style-complex="italic"/>
    </style:style>
    <style:style style:name="T129" style:family="text">
      <style:text-properties fo:font-size="10pt" fo:font-style="italic" officeooo:rsid="003a57b9" style:font-size-asian="10pt" style:font-style-asian="italic" style:font-size-complex="10pt" style:font-style-complex="italic"/>
    </style:style>
    <style:style style:name="T130" style:family="text">
      <style:text-properties fo:font-size="10pt" fo:font-style="italic" officeooo:rsid="00159027" style:font-size-asian="10pt" style:font-style-asian="italic" style:font-size-complex="10pt" style:font-style-complex="italic"/>
    </style:style>
    <style:style style:name="T131" style:family="text">
      <style:text-properties fo:font-size="10pt" fo:font-style="italic" officeooo:rsid="003dfe5c" style:font-size-asian="10pt" style:font-style-asian="italic" style:font-size-complex="10pt" style:font-style-complex="italic"/>
    </style:style>
    <style:style style:name="T132" style:family="text">
      <style:text-properties fo:font-size="10pt" fo:font-style="italic" officeooo:rsid="005ad6b0" style:font-size-asian="10pt" style:font-style-asian="italic" style:font-size-complex="10pt" style:font-style-complex="italic"/>
    </style:style>
    <style:style style:name="T133" style:family="text">
      <style:text-properties fo:font-size="10pt" fo:font-style="italic" officeooo:rsid="006509da" style:font-size-asian="10pt" style:font-style-asian="italic" style:font-size-complex="10pt" style:font-style-complex="italic"/>
    </style:style>
    <style:style style:name="T134" style:family="text">
      <style:text-properties fo:font-size="10pt" fo:font-style="italic" officeooo:rsid="006697fe" style:font-size-asian="10pt" style:font-style-asian="italic" style:font-size-complex="10pt" style:font-style-complex="italic"/>
    </style:style>
    <style:style style:name="T135" style:family="text">
      <style:text-properties fo:font-size="10pt" fo:font-style="italic" officeooo:rsid="00676e51" style:font-size-asian="10pt" style:font-style-asian="italic" style:font-size-complex="10pt" style:font-style-complex="italic"/>
    </style:style>
    <style:style style:name="T136" style:family="text">
      <style:text-properties fo:font-size="10pt" fo:font-style="italic" officeooo:rsid="006cdce1" style:font-size-asian="10pt" style:font-style-asian="italic" style:font-size-complex="10pt" style:font-style-complex="italic"/>
    </style:style>
    <style:style style:name="T137" style:family="text">
      <style:text-properties fo:font-size="10pt" fo:font-style="italic" officeooo:rsid="00749ba8" style:font-size-asian="10pt" style:font-style-asian="italic" style:font-size-complex="10pt" style:font-style-complex="italic"/>
    </style:style>
    <style:style style:name="T138" style:family="text">
      <style:text-properties fo:font-size="10pt" fo:font-style="italic" officeooo:rsid="00767111" style:font-size-asian="10pt" style:font-style-asian="italic" style:font-size-complex="10pt" style:font-style-complex="italic"/>
    </style:style>
    <style:style style:name="T139" style:family="text">
      <style:text-properties fo:font-size="10pt" fo:font-style="italic" officeooo:rsid="0094dd02" style:font-size-asian="10pt" style:font-style-asian="italic" style:font-size-complex="10pt" style:font-style-complex="italic"/>
    </style:style>
    <style:style style:name="T140" style:family="text">
      <style:text-properties fo:font-size="10pt" fo:font-style="italic" officeooo:rsid="008f5de4" style:font-size-asian="10pt" style:font-style-asian="italic" style:font-size-complex="10pt" style:font-style-complex="italic"/>
    </style:style>
    <style:style style:name="T141" style:family="text">
      <style:text-properties fo:font-size="10pt" fo:font-style="normal" officeooo:rsid="00388ce8" style:font-size-asian="10pt" style:font-style-asian="normal" style:font-size-complex="10pt" style:font-style-complex="normal"/>
    </style:style>
    <style:style style:name="T142" style:family="text">
      <style:text-properties fo:font-size="10pt" fo:font-style="normal" officeooo:rsid="003a57b9" style:font-size-asian="10pt" style:font-style-asian="normal" style:font-size-complex="10pt" style:font-style-complex="normal"/>
    </style:style>
    <style:style style:name="T143" style:family="text">
      <style:text-properties fo:font-size="10pt" fo:font-style="normal" officeooo:rsid="006697fe" style:font-size-asian="10pt" style:font-style-asian="normal" style:font-size-complex="10pt" style:font-style-complex="normal"/>
    </style:style>
    <style:style style:name="T144" style:family="text">
      <style:text-properties fo:font-size="10pt" fo:font-style="normal" officeooo:rsid="00676e51" style:font-size-asian="10pt" style:font-style-asian="normal" style:font-size-complex="10pt" style:font-style-complex="normal"/>
    </style:style>
    <style:style style:name="T145" style:family="text">
      <style:text-properties fo:color="#127622" style:font-name="FreeMono" fo:font-size="10pt" fo:font-weight="bold" officeooo:rsid="00318afe" style:font-size-asian="10pt" style:font-weight-asian="bold" style:font-size-complex="10pt" style:font-weight-complex="bold"/>
    </style:style>
    <style:style style:name="T146" style:family="text">
      <style:text-properties fo:color="#127622" style:font-name="FreeMono" fo:font-size="10pt" fo:font-weight="bold" officeooo:rsid="0037bd01" style:font-size-asian="10pt" style:font-weight-asian="bold" style:font-size-complex="10pt" style:font-weight-complex="bold"/>
    </style:style>
    <style:style style:name="T147" style:family="text">
      <style:text-properties fo:color="#127622" style:font-name="FreeMono" fo:font-size="10pt" fo:font-weight="bold" officeooo:rsid="0037fd00" style:font-size-asian="10pt" style:font-weight-asian="bold" style:font-size-complex="10pt" style:font-weight-complex="bold"/>
    </style:style>
    <style:style style:name="T148" style:family="text">
      <style:text-properties fo:color="#127622" style:font-name="FreeMono" fo:font-weight="bold" officeooo:rsid="00176b9a" style:font-weight-asian="bold" style:font-weight-complex="bold"/>
    </style:style>
    <style:style style:name="T149" style:family="text">
      <style:text-properties fo:color="#127622" style:font-name="FreeMono" fo:font-weight="bold" officeooo:rsid="001945ae" style:font-weight-asian="bold" style:font-weight-complex="bold"/>
    </style:style>
    <style:style style:name="T150" style:family="text">
      <style:text-properties fo:color="#127622" style:font-name="FreeMono" fo:font-weight="bold" officeooo:rsid="001ae05d" style:font-weight-asian="bold" style:font-weight-complex="bold"/>
    </style:style>
    <style:style style:name="T151" style:family="text">
      <style:text-properties fo:color="#127622" style:font-name="FreeMono" fo:font-size="8pt" fo:font-weight="bold" style:font-size-asian="8pt" style:font-weight-asian="bold" style:font-size-complex="8pt" style:font-weight-complex="bold"/>
    </style:style>
    <style:style style:name="T152"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53"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54"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55"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56"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57"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58"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59"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60"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61"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62"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63"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64"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65"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66"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67"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68"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69"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70"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71"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172"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173" style:family="text">
      <style:text-properties officeooo:rsid="001ae05d"/>
    </style:style>
    <style:style style:name="T174" style:family="text">
      <style:text-properties officeooo:rsid="001e4fc1"/>
    </style:style>
    <style:style style:name="T175" style:family="text">
      <style:text-properties officeooo:rsid="001fd264"/>
    </style:style>
    <style:style style:name="T176" style:family="text">
      <style:text-properties style:text-position="super 58%" fo:font-size="10pt" officeooo:rsid="00318afe" style:font-size-asian="10pt" style:font-size-complex="10pt"/>
    </style:style>
    <style:style style:name="T177" style:family="text">
      <style:text-properties style:text-position="super 58%" fo:font-size="10pt" officeooo:rsid="0037fd00" style:font-size-asian="10pt" style:font-size-complex="10pt"/>
    </style:style>
    <style:style style:name="T178" style:family="text">
      <style:text-properties style:text-position="super 58%" fo:font-size="10pt" officeooo:rsid="003b4a7b" style:font-size-asian="10pt" style:font-size-complex="10pt"/>
    </style:style>
    <style:style style:name="T179" style:family="text">
      <style:text-properties style:text-position="super 58%" style:font-name="Liberation Serif" fo:font-size="10pt" officeooo:rsid="00f90911" style:font-size-asian="8.75pt" style:font-size-complex="10pt"/>
    </style:style>
    <style:style style:name="T180" style:family="text">
      <style:text-properties fo:font-style="normal" officeooo:rsid="001e4fc1" style:font-style-asian="normal" style:font-style-complex="normal"/>
    </style:style>
    <style:style style:name="T181" style:family="text">
      <style:text-properties fo:font-style="normal" officeooo:rsid="00595835" style:font-style-asian="normal" style:font-style-complex="normal"/>
    </style:style>
    <style:style style:name="T182" style:family="text">
      <style:text-properties fo:font-style="normal" officeooo:rsid="005ad6b0" style:font-style-asian="normal" style:font-style-complex="normal"/>
    </style:style>
    <style:style style:name="T183" style:family="text">
      <style:text-properties officeooo:rsid="003b4a7b"/>
    </style:style>
    <style:style style:name="T184" style:family="text">
      <style:text-properties officeooo:rsid="00410c1b"/>
    </style:style>
    <style:style style:name="T185" style:family="text">
      <style:text-properties style:text-line-through-style="none" style:text-line-through-type="none" fo:font-size="10pt" officeooo:rsid="00421746" style:font-size-asian="10pt" style:font-size-complex="10pt"/>
    </style:style>
    <style:style style:name="T186" style:family="text">
      <style:text-properties style:text-line-through-style="none" style:text-line-through-type="none" fo:font-size="10pt" officeooo:rsid="001c2afb" style:font-size-asian="10pt" style:font-size-complex="10pt"/>
    </style:style>
    <style:style style:name="T187" style:family="text">
      <style:text-properties style:text-line-through-style="none" style:text-line-through-type="none" fo:font-size="8pt" officeooo:rsid="004352d5" style:font-size-asian="8pt" style:font-size-complex="8pt"/>
    </style:style>
    <style:style style:name="T188" style:family="text">
      <style:text-properties style:text-line-through-style="none" style:text-line-through-type="none" fo:font-size="8pt" officeooo:rsid="001d5117" style:font-size-asian="8pt" style:font-size-complex="8pt"/>
    </style:style>
    <style:style style:name="T189" style:family="text">
      <style:text-properties style:text-line-through-style="none" style:text-line-through-type="none" fo:font-size="8pt" officeooo:rsid="00450b7f" style:font-size-asian="8pt" style:font-size-complex="8pt"/>
    </style:style>
    <style:style style:name="T190" style:family="text">
      <style:text-properties fo:font-size="8pt" style:font-size-asian="8pt" style:font-size-complex="8pt"/>
    </style:style>
    <style:style style:name="T191" style:family="text">
      <style:text-properties fo:font-size="8pt" officeooo:rsid="0045e7e5" style:font-size-asian="8pt" style:font-size-complex="8pt"/>
    </style:style>
    <style:style style:name="T192" style:family="text">
      <style:text-properties fo:font-size="8pt" officeooo:rsid="00461abe" style:font-size-asian="8pt" style:font-size-complex="8pt"/>
    </style:style>
    <style:style style:name="T193" style:family="text">
      <style:text-properties fo:font-size="8pt" officeooo:rsid="0040b823" style:font-size-asian="8pt" style:font-size-complex="8pt"/>
    </style:style>
    <style:style style:name="T194" style:family="text">
      <style:text-properties fo:font-size="8pt" officeooo:rsid="0056cb2c" style:font-size-asian="8pt" style:font-size-complex="8pt"/>
    </style:style>
    <style:style style:name="T195" style:family="text">
      <style:text-properties fo:font-size="8pt" officeooo:rsid="0057c21c" style:font-size-asian="8pt" style:font-size-complex="8pt"/>
    </style:style>
    <style:style style:name="T196" style:family="text">
      <style:text-properties fo:font-size="8pt" officeooo:rsid="0058d899" style:font-size-asian="8pt" style:font-size-complex="8pt"/>
    </style:style>
    <style:style style:name="T197" style:family="text">
      <style:text-properties fo:font-size="8pt" officeooo:rsid="005b851e" style:font-size-asian="8pt" style:font-size-complex="8pt"/>
    </style:style>
    <style:style style:name="T198" style:family="text">
      <style:text-properties fo:font-size="8pt" officeooo:rsid="005ce2a9" style:font-size-asian="8pt" style:font-size-complex="8pt"/>
    </style:style>
    <style:style style:name="T199" style:family="text">
      <style:text-properties fo:font-size="8pt" officeooo:rsid="00325bd8" style:font-size-asian="8pt" style:font-size-complex="8pt"/>
    </style:style>
    <style:style style:name="T200" style:family="text">
      <style:text-properties fo:font-size="8pt" officeooo:rsid="002f91c8" style:font-size-asian="8pt" style:font-size-complex="8pt"/>
    </style:style>
    <style:style style:name="T201" style:family="text">
      <style:text-properties fo:font-size="8pt" officeooo:rsid="003147eb" style:font-size-asian="8pt" style:font-size-complex="8pt"/>
    </style:style>
    <style:style style:name="T202" style:family="text">
      <style:text-properties fo:font-size="8pt" officeooo:rsid="003433a4" style:font-size-asian="8pt" style:font-size-complex="8pt"/>
    </style:style>
    <style:style style:name="T203" style:family="text">
      <style:text-properties fo:font-size="8pt" officeooo:rsid="00307dac" style:font-size-asian="8pt" style:font-size-complex="8pt"/>
    </style:style>
    <style:style style:name="T204" style:family="text">
      <style:text-properties fo:font-size="8pt" officeooo:rsid="0036f158" style:font-size-asian="8pt" style:font-size-complex="8pt"/>
    </style:style>
    <style:style style:name="T205" style:family="text">
      <style:text-properties fo:font-size="8pt" officeooo:rsid="006fcf04" style:font-size-asian="8pt" style:font-size-complex="8pt"/>
    </style:style>
    <style:style style:name="T206" style:family="text">
      <style:text-properties fo:font-size="8pt" officeooo:rsid="002ca044" style:font-size-asian="8pt" style:font-size-complex="8pt"/>
    </style:style>
    <style:style style:name="T207" style:family="text">
      <style:text-properties fo:font-size="8pt" officeooo:rsid="0026e162" style:font-size-asian="8pt" style:font-size-complex="8pt"/>
    </style:style>
    <style:style style:name="T208" style:family="text">
      <style:text-properties fo:font-size="8pt" officeooo:rsid="002b8b88" style:font-size-asian="8pt" style:font-size-complex="8pt"/>
    </style:style>
    <style:style style:name="T209" style:family="text">
      <style:text-properties fo:font-size="8pt" officeooo:rsid="002a6d98" style:font-size-asian="8pt" style:font-size-complex="8pt"/>
    </style:style>
    <style:style style:name="T210" style:family="text">
      <style:text-properties fo:font-size="8pt" officeooo:rsid="0029e15b" style:font-size-asian="8pt" style:font-size-complex="8pt"/>
    </style:style>
    <style:style style:name="T211" style:family="text">
      <style:text-properties fo:font-size="8pt" officeooo:rsid="00430a02" style:font-size-asian="8pt" style:font-size-complex="8pt"/>
    </style:style>
    <style:style style:name="T212" style:family="text">
      <style:text-properties fo:font-size="8pt" officeooo:rsid="0028d80f" style:font-size-asian="8pt" style:font-size-complex="8pt"/>
    </style:style>
    <style:style style:name="T213" style:family="text">
      <style:text-properties fo:font-size="8pt" officeooo:rsid="006febd3" style:font-size-asian="8pt" style:font-size-complex="8pt"/>
    </style:style>
    <style:style style:name="T214" style:family="text">
      <style:text-properties fo:font-size="8pt" officeooo:rsid="007349b7" style:font-size-asian="8pt" style:font-size-complex="8pt"/>
    </style:style>
    <style:style style:name="T215" style:family="text">
      <style:text-properties fo:font-size="8pt" officeooo:rsid="0073be8a" style:font-size-asian="8pt" style:font-size-complex="8pt"/>
    </style:style>
    <style:style style:name="T216" style:family="text">
      <style:text-properties fo:font-size="8pt" officeooo:rsid="008bb418" style:font-size-asian="8pt" style:font-size-complex="8pt"/>
    </style:style>
    <style:style style:name="T217"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18" style:family="text">
      <style:text-properties fo:color="#55308d" fo:font-style="italic" officeooo:rsid="012b36a5" style:font-style-asian="italic" style:font-style-complex="italic"/>
    </style:style>
    <style:style style:name="T219" style:family="text">
      <style:text-properties style:font-name="Liberation Sans" fo:font-size="14.3999996185303pt" fo:font-style="italic" fo:font-weight="bold" officeooo: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T220"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21"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22" style:family="text">
      <style:text-properties style:text-position="sub 58%" fo:font-size="10pt" officeooo:rsid="00549473" style:font-size-asian="10pt" style:font-size-complex="10pt"/>
    </style:style>
    <style:style style:name="T223" style:family="text">
      <style:text-properties style:text-position="sub 58%" fo:font-size="10pt" officeooo:rsid="00513e1f" style:font-size-asian="10pt" style:font-size-complex="10pt"/>
    </style:style>
    <style:style style:name="T224" style:family="text">
      <style:text-properties style:text-position="sub 58%" fo:font-size="10pt" officeooo:rsid="0057c21c" style:font-size-asian="10pt" style:font-size-complex="10pt"/>
    </style:style>
    <style:style style:name="T225" style:family="text">
      <style:text-properties style:text-position="sub 58%" fo:font-size="10pt" officeooo:rsid="0058d899" style:font-size-asian="10pt" style:font-size-complex="10pt"/>
    </style:style>
    <style:style style:name="T226" style:family="text">
      <style:text-properties officeooo:rsid="0058d899"/>
    </style:style>
    <style:style style:name="T227" style:family="text">
      <style:text-properties officeooo:rsid="005902aa"/>
    </style:style>
    <style:style style:name="T228" style:family="text">
      <style:text-properties fo:color="#000000" style:font-name="Liberation Serif"/>
    </style:style>
    <style:style style:name="T229" style:family="text">
      <style:text-properties fo:color="#000000" style:font-name="Liberation Serif" officeooo:rsid="005e8101"/>
    </style:style>
    <style:style style:name="T230" style:family="text">
      <style:text-properties fo:color="#000000" style:font-name="Liberation Serif" officeooo:rsid="005f4d45"/>
    </style:style>
    <style:style style:name="T231" style:family="text">
      <style:text-properties fo:color="#000000" style:font-name="Liberation Serif" fo:font-style="italic" officeooo:rsid="005f4d45" style:font-style-asian="italic" style:font-style-complex="italic"/>
    </style:style>
    <style:style style:name="T232"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233"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234"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235"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236"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237"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238"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239"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240"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241"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242"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243" style:family="text">
      <style:text-properties fo:color="#000000" style:font-name="Liberation Serif" fo:font-size="10pt" fo:font-style="normal" officeooo:rsid="00bf5fbf" style:font-size-asian="10pt" style:font-style-asian="normal" style:font-size-complex="10pt" style:font-style-complex="normal"/>
    </style:style>
    <style:style style:name="T244" style:family="text">
      <style:text-properties fo:color="#000000" style:font-name="Liberation Serif" fo:font-size="10pt" fo:font-style="normal" officeooo:rsid="00c0e0aa" style:font-size-asian="10pt" style:font-style-asian="normal" style:font-size-complex="10pt" style:font-style-complex="normal"/>
    </style:style>
    <style:style style:name="T245" style:family="text">
      <style:text-properties fo:color="#000000" style:font-name="Liberation Serif" fo:font-size="10pt" fo:font-style="normal" officeooo:rsid="00c2c988" style:font-size-asian="10pt" style:font-style-asian="normal" style:font-size-complex="10pt" style:font-style-complex="normal"/>
    </style:style>
    <style:style style:name="T246" style:family="text">
      <style:text-properties fo:color="#1e6a39" fo:font-size="8pt" officeooo:rsid="006592fd" style:font-size-asian="8pt" style:font-size-complex="8pt"/>
    </style:style>
    <style:style style:name="T247" style:family="text">
      <style:text-properties fo:color="#1e6a39" fo:font-size="8pt" officeooo:rsid="00676e51" style:font-size-asian="8pt" style:font-size-complex="8pt"/>
    </style:style>
    <style:style style:name="T248" style:family="text">
      <style:text-properties fo:color="#1e6a39" fo:font-size="8pt" officeooo:rsid="00d1315f" style:font-size-asian="8pt" style:font-size-complex="8pt"/>
    </style:style>
    <style:style style:name="T249" style:family="text">
      <style:text-properties fo:color="#1e6a39" fo:font-size="8pt" officeooo:rsid="00d22a17" style:font-size-asian="8pt" style:font-size-complex="8pt"/>
    </style:style>
    <style:style style:name="T250" style:family="text">
      <style:text-properties fo:color="#1e6a39" fo:font-size="8pt" officeooo:rsid="00d4b981" style:font-size-asian="8pt" style:font-size-complex="8pt"/>
    </style:style>
    <style:style style:name="T251" style:family="text">
      <style:text-properties fo:color="#1e6a39" fo:font-size="8pt" officeooo:rsid="00d54b88" style:font-size-asian="8pt" style:font-size-complex="8pt"/>
    </style:style>
    <style:style style:name="T252" style:family="text">
      <style:text-properties fo:color="#1e6a39" fo:font-size="8pt" officeooo:rsid="010b5f33" style:font-size-asian="8pt" style:font-size-complex="8pt"/>
    </style:style>
    <style:style style:name="T253" style:family="text">
      <style:text-properties fo:color="#1e6a39" fo:font-size="8pt" fo:font-weight="bold" officeooo:rsid="007349b7" style:font-size-asian="8pt" style:font-weight-asian="bold" style:font-size-complex="8pt" style:font-weight-complex="bold"/>
    </style:style>
    <style:style style:name="T254" style:family="text">
      <style:text-properties fo:color="#1e6a39" fo:font-size="8pt" fo:font-weight="bold" officeooo:rsid="00676e51" style:font-size-asian="8pt" style:font-weight-asian="bold" style:font-size-complex="8pt" style:font-weight-complex="bold"/>
    </style:style>
    <style:style style:name="T255" style:family="text">
      <style:text-properties fo:color="#1e6a39" fo:font-size="8pt" fo:font-weight="bold" officeooo:rsid="008bb418" style:font-size-asian="8pt" style:font-weight-asian="bold" style:font-size-complex="8pt" style:font-weight-complex="bold"/>
    </style:style>
    <style:style style:name="T256" style:family="text">
      <style:text-properties fo:color="#1e6a39" fo:font-size="8pt" fo:font-style="italic" fo:font-weight="bold" officeooo:rsid="007349b7" style:font-size-asian="8pt" style:font-style-asian="italic" style:font-weight-asian="bold" style:font-size-complex="8pt" style:font-style-complex="italic" style:font-weight-complex="bold"/>
    </style:style>
    <style:style style:name="T257"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258"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259" style:family="text">
      <style:text-properties fo:color="#1e6a39" fo:font-size="8pt" fo:font-style="italic" fo:font-weight="bold" officeooo:rsid="008bb418" style:font-size-asian="8pt" style:font-style-asian="italic" style:font-weight-asian="bold" style:font-size-complex="8pt" style:font-style-complex="italic" style:font-weight-complex="bold"/>
    </style:style>
    <style:style style:name="T260" style:family="text">
      <style:text-properties fo:color="#1e6a39" fo:font-size="8pt" fo:font-style="italic" style:font-size-asian="8pt" style:font-style-asian="italic" style:font-size-complex="8pt" style:font-style-complex="italic"/>
    </style:style>
    <style:style style:name="T261" style:family="text">
      <style:text-properties fo:color="#1e6a39" fo:font-size="8pt" fo:font-style="italic" officeooo:rsid="00d1315f" style:font-size-asian="8pt" style:font-style-asian="italic" style:font-size-complex="8pt" style:font-style-complex="italic"/>
    </style:style>
    <style:style style:name="T262" style:family="text">
      <style:text-properties fo:color="#1e6a39" fo:font-size="8pt" fo:font-style="italic" officeooo:rsid="010da228" style:font-size-asian="8pt" style:font-style-asian="italic" style:font-size-complex="8pt" style:font-style-complex="italic"/>
    </style:style>
    <style:style style:name="T263" style:family="text">
      <style:text-properties fo:color="#1e6a39" fo:font-size="8pt" fo:font-style="normal" fo:font-weight="bold" officeooo:rsid="006592fd" style:font-size-asian="8pt" style:font-style-asian="normal" style:font-weight-asian="bold" style:font-size-complex="8pt" style:font-style-complex="normal" style:font-weight-complex="bold"/>
    </style:style>
    <style:style style:name="T264" style:family="text">
      <style:text-properties fo:color="#1e6a39" fo:font-size="8pt" fo:font-style="normal" fo:font-weight="bold" officeooo:rsid="00676e51" style:font-size-asian="8pt" style:font-style-asian="normal" style:font-weight-asian="bold" style:font-size-complex="8pt" style:font-style-complex="normal" style:font-weight-complex="bold"/>
    </style:style>
    <style:style style:name="T265" style:family="text">
      <style:text-properties fo:color="#1e6a39" style:font-name="FreeMono" fo:font-size="8pt" fo:font-weight="bold" officeooo:rsid="00749ba8" style:font-size-asian="8pt" style:font-weight-asian="bold" style:font-size-complex="8pt" style:font-weight-complex="bold"/>
    </style:style>
    <style:style style:name="T266" style:family="text">
      <style:text-properties fo:color="#1e6a39" style:font-name="FreeMono" fo:font-size="8pt" fo:font-weight="bold" officeooo:rsid="0073be8a" style:font-size-asian="8pt" style:font-weight-asian="bold" style:font-size-complex="8pt" style:font-weight-complex="bold"/>
    </style:style>
    <style:style style:name="T267" style:family="text">
      <style:text-properties fo:color="#1e6a39" style:font-name="FreeMono" fo:font-size="8pt" fo:font-weight="bold" officeooo:rsid="007a45cc" style:font-size-asian="8pt" style:font-weight-asian="bold" style:font-size-complex="8pt" style:font-weight-complex="bold"/>
    </style:style>
    <style:style style:name="T268" style:family="text">
      <style:text-properties fo:color="#1e6a39" style:font-name="FreeMono" fo:font-size="8pt" fo:font-weight="bold" officeooo:rsid="007b1223" style:font-size-asian="8pt" style:font-weight-asian="bold" style:font-size-complex="8pt" style:font-weight-complex="bold"/>
    </style:style>
    <style:style style:name="T269" style:family="text">
      <style:text-properties fo:color="#1e6a39" fo:font-style="italic" officeooo:rsid="0094dd02" style:font-style-asian="italic" style:font-style-complex="italic"/>
    </style:style>
    <style:style style:name="T270" style:family="text">
      <style:text-properties fo:color="#1e6a39" fo:font-style="italic" officeooo:rsid="00a3e8d9" style:font-style-asian="italic" style:font-style-complex="italic"/>
    </style:style>
    <style:style style:name="T271" style:family="text">
      <style:text-properties fo:color="#1e6a39" style:font-name="DejaVu Sans Mono" fo:font-size="8pt" fo:font-style="italic" officeooo:rsid="0094dd02" style:font-size-asian="8pt" style:font-style-asian="italic" style:font-size-complex="8pt" style:font-style-complex="italic"/>
    </style:style>
    <style:style style:name="T272" style:family="text">
      <style:text-properties fo:color="#1e6a39" style:font-name="DejaVu Sans Mono" fo:font-size="8pt" fo:font-style="italic" officeooo:rsid="009f0d61" style:font-size-asian="8pt" style:font-style-asian="italic" style:font-size-complex="8pt" style:font-style-complex="italic"/>
    </style:style>
    <style:style style:name="T273" style:family="text">
      <style:text-properties fo:color="#1e6a39" style:font-name="DejaVu Sans Mono" fo:font-size="8pt" fo:font-style="italic" officeooo:rsid="00a3e8d9" style:font-size-asian="8pt" style:font-style-asian="italic" style:font-size-complex="8pt" style:font-style-complex="italic"/>
    </style:style>
    <style:style style:name="T274" style:family="text">
      <style:text-properties fo:color="#1e6a39" style:font-name="DejaVu Sans Mono" fo:font-size="8pt" fo:font-style="italic" officeooo:rsid="00a53771" style:font-size-asian="8pt" style:font-style-asian="italic" style:font-size-complex="8pt" style:font-style-complex="italic"/>
    </style:style>
    <style:style style:name="T275" style:family="text">
      <style:text-properties fo:color="#1e6a39" style:font-name="DejaVu Sans Mono" fo:font-size="8pt" fo:font-style="italic" officeooo:rsid="00ac4519" style:font-size-asian="8pt" style:font-style-asian="italic" style:font-size-complex="8pt" style:font-style-complex="italic"/>
    </style:style>
    <style:style style:name="T276" style:family="text">
      <style:text-properties fo:color="#1e6a39" style:font-name="DejaVu Sans Mono" fo:font-size="8pt" fo:font-style="italic" officeooo:rsid="00ade757" style:font-size-asian="8pt" style:font-style-asian="italic" style:font-size-complex="8pt" style:font-style-complex="italic"/>
    </style:style>
    <style:style style:name="T277" style:family="text">
      <style:text-properties fo:color="#1e6a39" style:font-name="DejaVu Sans Mono" fo:font-size="8pt" fo:font-style="italic" officeooo:rsid="00b6cc1e" style:font-size-asian="8pt" style:font-style-asian="italic" style:font-size-complex="8pt" style:font-style-complex="italic"/>
    </style:style>
    <style:style style:name="T278" style:family="text">
      <style:text-properties fo:color="#1e6a39" style:font-name="DejaVu Sans Mono" fo:font-size="8pt" fo:font-style="italic" officeooo:rsid="00b8228e" style:font-size-asian="8pt" style:font-style-asian="italic" style:font-size-complex="8pt" style:font-style-complex="italic"/>
    </style:style>
    <style:style style:name="T279" style:family="text">
      <style:text-properties fo:color="#1e6a39" style:font-name="DejaVu Sans Mono" fo:font-size="8pt" fo:font-style="italic" officeooo:rsid="00b8a50d" style:font-size-asian="8pt" style:font-style-asian="italic" style:font-size-complex="8pt" style:font-style-complex="italic"/>
    </style:style>
    <style:style style:name="T280" style:family="text">
      <style:text-properties fo:color="#1e6a39" style:font-name="DejaVu Sans Mono" fo:font-size="8pt" fo:font-style="italic" officeooo:rsid="00bf5fbf" style:font-size-asian="8pt" style:font-style-asian="italic" style:font-size-complex="8pt" style:font-style-complex="italic"/>
    </style:style>
    <style:style style:name="T281" style:family="text">
      <style:text-properties fo:color="#1e6a39" style:font-name="DejaVu Sans Mono" fo:font-size="8pt" fo:font-style="italic" officeooo:rsid="00cffdcc" style:font-size-asian="8pt" style:font-style-asian="italic" style:font-size-complex="8pt" style:font-style-complex="italic"/>
    </style:style>
    <style:style style:name="T282" style:family="text">
      <style:text-properties fo:color="#1e6a39" style:font-name="DejaVu Sans Mono" fo:font-size="8pt" fo:font-style="italic" officeooo:rsid="00e05e59" style:font-size-asian="8pt" style:font-style-asian="italic" style:font-size-complex="8pt" style:font-style-complex="italic"/>
    </style:style>
    <style:style style:name="T283" style:family="text">
      <style:text-properties fo:color="#1e6a39" style:font-name="DejaVu Sans Mono" fo:font-size="8pt" fo:font-style="italic" officeooo:rsid="00e21380" style:font-size-asian="8pt" style:font-style-asian="italic" style:font-size-complex="8pt" style:font-style-complex="italic"/>
    </style:style>
    <style:style style:name="T284" style:family="text">
      <style:text-properties fo:color="#1e6a39" style:font-name="DejaVu Sans Mono" fo:font-size="8pt" fo:font-style="italic" officeooo:rsid="00e56988" style:font-size-asian="8pt" style:font-style-asian="italic" style:font-size-complex="8pt" style:font-style-complex="italic"/>
    </style:style>
    <style:style style:name="T285" style:family="text">
      <style:text-properties fo:color="#1e6a39" style:font-name="DejaVu Sans Mono" fo:font-size="8pt" fo:font-style="italic" officeooo:rsid="00d1315f" style:font-size-asian="8pt" style:font-style-asian="italic" style:font-size-complex="8pt" style:font-style-complex="italic"/>
    </style:style>
    <style:style style:name="T286" style:family="text">
      <style:text-properties fo:color="#1e6a39" style:font-name="DejaVu Sans Mono" fo:font-size="8pt" fo:font-style="italic" officeooo:rsid="00d22a17" style:font-size-asian="8pt" style:font-style-asian="italic" style:font-size-complex="8pt" style:font-style-complex="italic"/>
    </style:style>
    <style:style style:name="T287" style:family="text">
      <style:text-properties fo:color="#1e6a39" style:font-name="DejaVu Sans Mono" fo:font-size="8pt" fo:font-style="italic" officeooo:rsid="010da228" style:font-size-asian="8pt" style:font-style-asian="italic" style:font-size-complex="8pt" style:font-style-complex="italic"/>
    </style:style>
    <style:style style:name="T288" style:family="text">
      <style:text-properties fo:color="#1e6a39" style:font-name="DejaVu Sans Mono" fo:font-size="8pt" officeooo:rsid="00b2dcf4" style:font-size-asian="8pt" style:font-size-complex="8pt"/>
    </style:style>
    <style:style style:name="T289" style:family="text">
      <style:text-properties officeooo:rsid="00757acf"/>
    </style:style>
    <style:style style:name="T290" style:family="text">
      <style:text-properties officeooo:rsid="008d8681"/>
    </style:style>
    <style:style style:name="T291" style:family="text">
      <style:text-properties style:font-name="DejaVu Sans Mono" fo:font-size="10pt" officeooo:rsid="00cffdcc" style:font-size-asian="10pt" style:font-size-complex="10pt"/>
    </style:style>
    <style:style style:name="T292" style:family="text">
      <style:text-properties style:font-name="DejaVu Sans Mono" fo:font-size="8pt" officeooo:rsid="00ed722c" style:font-size-asian="8pt" style:font-size-complex="8pt"/>
    </style:style>
    <style:style style:name="T293" style:family="text">
      <style:text-properties style:font-name="DejaVu Sans Mono" fo:font-size="8pt" officeooo:rsid="00f5783e" style:font-size-asian="8pt" style:font-size-complex="8pt"/>
    </style:style>
    <style:style style:name="T294" style:family="text">
      <style:text-properties style:font-name="DejaVu Sans Mono" fo:font-size="8pt" officeooo:rsid="00f75852" style:font-size-asian="8pt" style:font-size-complex="8pt"/>
    </style:style>
    <style:style style:name="T295" style:family="text">
      <style:text-properties style:font-name="DejaVu Sans Mono" fo:font-size="8pt" officeooo:rsid="00fae049" style:font-size-asian="8pt" style:font-size-complex="8pt"/>
    </style:style>
    <style:style style:name="T296" style:family="text">
      <style:text-properties style:font-name="Liberation Serif" fo:font-size="10pt" style:font-size-asian="8.75pt" style:font-size-complex="10pt"/>
    </style:style>
    <style:style style:name="T297" style:family="text">
      <style:text-properties style:font-name="Liberation Serif" fo:font-size="10pt" officeooo:rsid="00959f3f" style:font-size-asian="8.75pt" style:font-size-complex="10pt"/>
    </style:style>
    <style:style style:name="T298" style:family="text">
      <style:text-properties style:font-name="Liberation Serif" fo:font-size="10pt" officeooo:rsid="0097726f" style:font-size-asian="8.75pt" style:font-size-complex="10pt"/>
    </style:style>
    <style:style style:name="T299" style:family="text">
      <style:text-properties style:font-name="Liberation Serif" fo:font-size="10pt" officeooo:rsid="00a116a8" style:font-size-asian="8.75pt" style:font-size-complex="10pt"/>
    </style:style>
    <style:style style:name="T300" style:family="text">
      <style:text-properties style:font-name="Liberation Serif" fo:font-size="10pt" officeooo:rsid="00a2d230" style:font-size-asian="8.75pt" style:font-size-complex="10pt"/>
    </style:style>
    <style:style style:name="T301" style:family="text">
      <style:text-properties style:font-name="Liberation Serif" fo:font-size="10pt" officeooo:rsid="00a53771" style:font-size-asian="8.75pt" style:font-size-complex="10pt"/>
    </style:style>
    <style:style style:name="T302" style:family="text">
      <style:text-properties style:font-name="Liberation Serif" fo:font-size="10pt" officeooo:rsid="00a5ae43" style:font-size-asian="8.75pt" style:font-size-complex="10pt"/>
    </style:style>
    <style:style style:name="T303" style:family="text">
      <style:text-properties style:font-name="Liberation Serif" fo:font-size="10pt" officeooo:rsid="00a5aef0" style:font-size-asian="8.75pt" style:font-size-complex="10pt"/>
    </style:style>
    <style:style style:name="T304" style:family="text">
      <style:text-properties style:font-name="Liberation Serif" fo:font-size="10pt" officeooo:rsid="00a8835a" style:font-size-asian="8.75pt" style:font-size-complex="10pt"/>
    </style:style>
    <style:style style:name="T305" style:family="text">
      <style:text-properties style:font-name="Liberation Serif" fo:font-size="10pt" officeooo:rsid="00ac4519" style:font-size-asian="8.75pt" style:font-size-complex="10pt"/>
    </style:style>
    <style:style style:name="T306" style:family="text">
      <style:text-properties style:font-name="Liberation Serif" fo:font-size="10pt" officeooo:rsid="00ade757" style:font-size-asian="8.75pt" style:font-size-complex="10pt"/>
    </style:style>
    <style:style style:name="T307" style:family="text">
      <style:text-properties style:font-name="Liberation Serif" fo:font-size="10pt" officeooo:rsid="00b03e2d" style:font-size-asian="8.75pt" style:font-size-complex="10pt"/>
    </style:style>
    <style:style style:name="T308" style:family="text">
      <style:text-properties style:font-name="Liberation Serif" fo:font-size="10pt" officeooo:rsid="00b14adb" style:font-size-asian="8.75pt" style:font-size-complex="10pt"/>
    </style:style>
    <style:style style:name="T309" style:family="text">
      <style:text-properties style:font-name="Liberation Serif" fo:font-size="10pt" officeooo:rsid="00b2dcf4" style:font-size-asian="8.75pt" style:font-size-complex="10pt"/>
    </style:style>
    <style:style style:name="T310" style:family="text">
      <style:text-properties style:font-name="Liberation Serif" fo:font-size="10pt" officeooo:rsid="00b3d015" style:font-size-asian="8.75pt" style:font-size-complex="10pt"/>
    </style:style>
    <style:style style:name="T311" style:family="text">
      <style:text-properties style:font-name="Liberation Serif" fo:font-size="10pt" officeooo:rsid="00b597ba" style:font-size-asian="8.75pt" style:font-size-complex="10pt"/>
    </style:style>
    <style:style style:name="T312" style:family="text">
      <style:text-properties style:font-name="Liberation Serif" fo:font-size="10pt" officeooo:rsid="00b5daca" style:font-size-asian="8.75pt" style:font-size-complex="10pt"/>
    </style:style>
    <style:style style:name="T313" style:family="text">
      <style:text-properties style:font-name="Liberation Serif" fo:font-size="10pt" officeooo:rsid="00b6cc1e" style:font-size-asian="8.75pt" style:font-size-complex="10pt"/>
    </style:style>
    <style:style style:name="T314" style:family="text">
      <style:text-properties style:font-name="Liberation Serif" fo:font-size="10pt" officeooo:rsid="00b8a50d" style:font-size-asian="8.75pt" style:font-size-complex="10pt"/>
    </style:style>
    <style:style style:name="T315" style:family="text">
      <style:text-properties style:font-name="Liberation Serif" fo:font-size="10pt" officeooo:rsid="00b9dbf9" style:font-size-asian="8.75pt" style:font-size-complex="10pt"/>
    </style:style>
    <style:style style:name="T316" style:family="text">
      <style:text-properties style:font-name="Liberation Serif" fo:font-size="10pt" officeooo:rsid="00bdfad8" style:font-size-asian="8.75pt" style:font-size-complex="10pt"/>
    </style:style>
    <style:style style:name="T317" style:family="text">
      <style:text-properties style:font-name="Liberation Serif" fo:font-size="10pt" officeooo:rsid="00bf5fbf" style:font-size-asian="8.75pt" style:font-size-complex="10pt"/>
    </style:style>
    <style:style style:name="T318" style:family="text">
      <style:text-properties style:font-name="Liberation Serif" fo:font-size="10pt" officeooo:rsid="00c37e38" style:font-size-asian="8.75pt" style:font-size-complex="10pt"/>
    </style:style>
    <style:style style:name="T319" style:family="text">
      <style:text-properties style:font-name="Liberation Serif" fo:font-size="10pt" officeooo:rsid="00c4b374" style:font-size-asian="8.75pt" style:font-size-complex="10pt"/>
    </style:style>
    <style:style style:name="T320" style:family="text">
      <style:text-properties style:font-name="Liberation Serif" fo:font-size="10pt" officeooo:rsid="00c525da" style:font-size-asian="8.75pt" style:font-size-complex="10pt"/>
    </style:style>
    <style:style style:name="T321" style:family="text">
      <style:text-properties style:font-name="Liberation Serif" fo:font-size="10pt" officeooo:rsid="00cabf2b" style:font-size-asian="8.75pt" style:font-size-complex="10pt"/>
    </style:style>
    <style:style style:name="T322" style:family="text">
      <style:text-properties style:font-name="Liberation Serif" fo:font-size="10pt" officeooo:rsid="00cbd034" style:font-size-asian="8.75pt" style:font-size-complex="10pt"/>
    </style:style>
    <style:style style:name="T323" style:family="text">
      <style:text-properties style:font-name="Liberation Serif" fo:font-size="10pt" officeooo:rsid="00dabcb5" style:font-size-asian="8.75pt" style:font-size-complex="10pt"/>
    </style:style>
    <style:style style:name="T324" style:family="text">
      <style:text-properties style:font-name="Liberation Serif" fo:font-size="10pt" officeooo:rsid="00db3c53" style:font-size-asian="8.75pt" style:font-size-complex="10pt"/>
    </style:style>
    <style:style style:name="T325" style:family="text">
      <style:text-properties style:font-name="Liberation Serif" fo:font-size="10pt" officeooo:rsid="00dbffca" style:font-size-asian="8.75pt" style:font-size-complex="10pt"/>
    </style:style>
    <style:style style:name="T326" style:family="text">
      <style:text-properties style:font-name="Liberation Serif" fo:font-size="10pt" officeooo:rsid="00dd1d34" style:font-size-asian="8.75pt" style:font-size-complex="10pt"/>
    </style:style>
    <style:style style:name="T327" style:family="text">
      <style:text-properties style:font-name="Liberation Serif" fo:font-size="10pt" officeooo:rsid="00de4df1" style:font-size-asian="8.75pt" style:font-size-complex="10pt"/>
    </style:style>
    <style:style style:name="T328" style:family="text">
      <style:text-properties style:font-name="Liberation Serif" fo:font-size="10pt" officeooo:rsid="00e016e8" style:font-size-asian="8.75pt" style:font-size-complex="10pt"/>
    </style:style>
    <style:style style:name="T329" style:family="text">
      <style:text-properties style:font-name="Liberation Serif" fo:font-size="10pt" officeooo:rsid="00ee18b6" style:font-size-asian="8.75pt" style:font-size-complex="10pt"/>
    </style:style>
    <style:style style:name="T330" style:family="text">
      <style:text-properties style:font-name="Liberation Serif" fo:font-size="10pt" officeooo:rsid="00ef9cde" style:font-size-asian="8.75pt" style:font-size-complex="10pt"/>
    </style:style>
    <style:style style:name="T331" style:family="text">
      <style:text-properties style:font-name="Liberation Serif" fo:font-size="10pt" officeooo:rsid="00f0a7b1" style:font-size-asian="8.75pt" style:font-size-complex="10pt"/>
    </style:style>
    <style:style style:name="T332" style:family="text">
      <style:text-properties style:font-name="Liberation Serif" fo:font-size="10pt" officeooo:rsid="00f0ac2b" style:font-size-asian="8.75pt" style:font-size-complex="10pt"/>
    </style:style>
    <style:style style:name="T333" style:family="text">
      <style:text-properties style:font-name="Liberation Serif" fo:font-size="10pt" officeooo:rsid="00f1a92d" style:font-size-asian="8.75pt" style:font-size-complex="10pt"/>
    </style:style>
    <style:style style:name="T334" style:family="text">
      <style:text-properties style:font-name="Liberation Serif" fo:font-size="10pt" officeooo:rsid="00f1e25d" style:font-size-asian="8.75pt" style:font-size-complex="10pt"/>
    </style:style>
    <style:style style:name="T335" style:family="text">
      <style:text-properties style:font-name="Liberation Serif" fo:font-size="10pt" officeooo:rsid="00f4a756" style:font-size-asian="8.75pt" style:font-size-complex="10pt"/>
    </style:style>
    <style:style style:name="T336" style:family="text">
      <style:text-properties style:font-name="Liberation Serif" fo:font-size="10pt" officeooo:rsid="00f75852" style:font-size-asian="8.75pt" style:font-size-complex="10pt"/>
    </style:style>
    <style:style style:name="T337" style:family="text">
      <style:text-properties style:font-name="Liberation Serif" fo:font-size="10pt" officeooo:rsid="00f90911" style:font-size-asian="8.75pt" style:font-size-complex="10pt"/>
    </style:style>
    <style:style style:name="T338" style:family="text">
      <style:text-properties style:font-name="Liberation Serif" fo:font-size="10pt" officeooo:rsid="00fae049" style:font-size-asian="8.75pt" style:font-size-complex="10pt"/>
    </style:style>
    <style:style style:name="T339" style:family="text">
      <style:text-properties style:font-name="Liberation Serif" fo:font-size="10pt" officeooo:rsid="00fc2e0d" style:font-size-asian="8.75pt" style:font-size-complex="10pt"/>
    </style:style>
    <style:style style:name="T340" style:family="text">
      <style:text-properties style:font-name="Liberation Serif" fo:font-size="10pt" officeooo:rsid="00fdb570" style:font-size-asian="8.75pt" style:font-size-complex="10pt"/>
    </style:style>
    <style:style style:name="T341" style:family="text">
      <style:text-properties style:font-name="Liberation Serif" fo:font-size="10pt" officeooo:rsid="00fc11be" style:font-size-asian="8.75pt" style:font-size-complex="10pt"/>
    </style:style>
    <style:style style:name="T342" style:family="text">
      <style:text-properties style:font-name="Liberation Serif" fo:font-size="10pt" officeooo:rsid="00febe9a" style:font-size-asian="8.75pt" style:font-size-complex="10pt"/>
    </style:style>
    <style:style style:name="T343" style:family="text">
      <style:text-properties style:font-name="Liberation Serif" fo:font-size="10pt" officeooo:rsid="010078d0" style:font-size-asian="8.75pt" style:font-size-complex="10pt"/>
    </style:style>
    <style:style style:name="T344" style:family="text">
      <style:text-properties style:font-name="Liberation Serif" fo:font-size="10pt" officeooo:rsid="0100ff1f" style:font-size-asian="8.75pt" style:font-size-complex="10pt"/>
    </style:style>
    <style:style style:name="T345" style:family="text">
      <style:text-properties style:font-name="Liberation Serif" fo:font-size="10pt" officeooo:rsid="0101bd5b" style:font-size-asian="8.75pt" style:font-size-complex="10pt"/>
    </style:style>
    <style:style style:name="T346" style:family="text">
      <style:text-properties style:font-name="Liberation Serif" fo:font-size="10pt" fo:font-style="italic" style:font-size-asian="8.75pt" style:font-style-asian="italic" style:font-size-complex="10pt" style:font-style-complex="italic"/>
    </style:style>
    <style:style style:name="T347" style:family="text">
      <style:text-properties style:font-name="Liberation Serif" fo:font-size="10pt" fo:font-style="italic" officeooo:rsid="00ade757" style:font-size-asian="8.75pt" style:font-style-asian="italic" style:font-size-complex="10pt" style:font-style-complex="italic"/>
    </style:style>
    <style:style style:name="T348" style:family="text">
      <style:text-properties style:font-name="Liberation Serif" fo:font-size="10pt" fo:font-style="italic" officeooo:rsid="00ac4519" style:font-size-asian="8.75pt" style:font-style-asian="italic" style:font-size-complex="10pt" style:font-style-complex="italic"/>
    </style:style>
    <style:style style:name="T349" style:family="text">
      <style:text-properties style:font-name="Liberation Serif" fo:font-style="italic" fo:font-weight="bold" officeooo:rsid="001129e5" style:font-name-asian="Noto Sans CJK SC Regular" style:font-style-asian="italic" style:font-weight-asian="bold" style:font-name-complex="FreeSans" style:font-style-complex="italic" style:font-weight-complex="bold"/>
    </style:style>
    <style:style style:name="T350" style:family="text">
      <style:text-properties style:font-name="Liberation Serif" officeooo:rsid="00d54b88"/>
    </style:style>
    <style:style style:name="T351" style:family="text">
      <style:text-properties fo:color="#780373"/>
    </style:style>
    <style:style style:name="T352" style:family="text">
      <style:text-properties fo:color="#780373" officeooo:rsid="0090e7ae"/>
    </style:style>
    <style:style style:name="T353" style:family="text">
      <style:text-properties fo:color="#780373" officeooo:rsid="0094dd02"/>
    </style:style>
    <style:style style:name="T354" style:family="text">
      <style:text-properties fo:color="#780373" fo:font-style="italic" officeooo:rsid="0094dd02" style:font-style-asian="italic" style:font-style-complex="italic"/>
    </style:style>
    <style:style style:name="T355" style:family="text">
      <style:text-properties fo:color="#780373" style:font-name="DejaVu Sans Mono" fo:font-size="10pt" officeooo:rsid="00cffdcc" style:font-size-asian="10pt" style:font-size-complex="10pt"/>
    </style:style>
    <style:style style:name="T356" style:family="text">
      <style:text-properties fo:color="#780373" style:font-name="DejaVu Sans Mono" fo:font-size="8pt" officeooo:rsid="0090e7ae" style:font-size-asian="8pt" style:font-size-complex="8pt"/>
    </style:style>
    <style:style style:name="T357" style:family="text">
      <style:text-properties fo:color="#780373" style:font-name="DejaVu Sans Mono" fo:font-size="8pt" officeooo:rsid="00993c51" style:font-size-asian="8pt" style:font-size-complex="8pt"/>
    </style:style>
    <style:style style:name="T358" style:family="text">
      <style:text-properties fo:color="#780373" style:font-name="DejaVu Sans Mono" fo:font-size="8pt" officeooo:rsid="0094dd02" style:font-size-asian="8pt" style:font-size-complex="8pt"/>
    </style:style>
    <style:style style:name="T359" style:family="text">
      <style:text-properties fo:color="#780373" style:font-name="DejaVu Sans Mono" fo:font-size="8pt" officeooo:rsid="0099b399" style:font-size-asian="8pt" style:font-size-complex="8pt"/>
    </style:style>
    <style:style style:name="T360" style:family="text">
      <style:text-properties fo:color="#780373" style:font-name="DejaVu Sans Mono" fo:font-size="8pt" officeooo:rsid="009bb33c" style:font-size-asian="8pt" style:font-size-complex="8pt"/>
    </style:style>
    <style:style style:name="T361" style:family="text">
      <style:text-properties fo:color="#780373" style:font-name="DejaVu Sans Mono" fo:font-size="8pt" officeooo:rsid="009c3471" style:font-size-asian="8pt" style:font-size-complex="8pt"/>
    </style:style>
    <style:style style:name="T362" style:family="text">
      <style:text-properties fo:color="#780373" style:font-name="DejaVu Sans Mono" fo:font-size="8pt" officeooo:rsid="00bf5fbf" style:font-size-asian="8pt" style:font-size-complex="8pt"/>
    </style:style>
    <style:style style:name="T363" style:family="text">
      <style:text-properties fo:color="#780373" style:font-name="DejaVu Sans Mono" fo:font-size="8pt" officeooo:rsid="00cffdcc" style:font-size-asian="8pt" style:font-size-complex="8pt"/>
    </style:style>
    <style:style style:name="T364" style:family="text">
      <style:text-properties fo:color="#780373" style:font-name="DejaVu Sans Mono" fo:font-size="8pt" fo:font-style="italic" officeooo:rsid="0094dd02" style:font-size-asian="8pt" style:font-style-asian="italic" style:font-size-complex="8pt" style:font-style-complex="italic"/>
    </style:style>
    <style:style style:name="T365" style:family="text">
      <style:text-properties fo:color="#780373" style:font-name="DejaVu Sans Mono" officeooo:rsid="00cffdcc"/>
    </style:style>
    <style:style style:name="T366" style:family="text">
      <style:text-properties fo:color="#780373" officeooo:rsid="0099b399"/>
    </style:style>
    <style:style style:name="T367" style:family="text">
      <style:text-properties fo:color="#780373" officeooo:rsid="00b3d015"/>
    </style:style>
    <style:style style:name="T368" style:family="text">
      <style:text-properties fo:color="#780373" officeooo:rsid="00cffdcc"/>
    </style:style>
    <style:style style:name="T369" style:family="text">
      <style:text-properties officeooo:rsid="00c72895"/>
    </style:style>
    <style:style style:name="T370" style:family="text">
      <style:text-properties officeooo:rsid="00c74e48"/>
    </style:style>
    <style:style style:name="T371" style:family="text">
      <style:text-properties officeooo:rsid="00c7bab6"/>
    </style:style>
    <style:style style:name="T372" style:family="text">
      <style:text-properties officeooo:rsid="00cd77c7"/>
    </style:style>
    <style:style style:name="T373" style:family="text">
      <style:text-properties officeooo:rsid="00cffdcc"/>
    </style:style>
    <style:style style:name="T374" style:family="text">
      <style:text-properties officeooo:rsid="00d54b88"/>
    </style:style>
    <style:style style:name="T375" style:family="text">
      <style:text-properties officeooo:rsid="00d7f677"/>
    </style:style>
    <style:style style:name="T376"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377"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378" style:family="text">
      <style:text-properties fo:color="#ea7500" style:font-name="DejaVu Sans Mono" fo:font-size="10pt" fo:font-style="italic" fo:font-weight="bold" style:font-size-asian="8.75pt" style:font-style-asian="italic" style:font-weight-asian="bold" style:font-size-complex="10pt" style:font-style-complex="italic" style:font-weight-complex="bold"/>
    </style:style>
    <style:style style:name="T379"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380" style:family="text">
      <style:text-properties fo:color="#ea7500" fo:font-style="italic" fo:font-weight="bold" officeooo:rsid="009f0d61" style:font-style-asian="italic" style:font-weight-asian="bold" style:font-style-complex="italic" style:font-weight-complex="bold"/>
    </style:style>
    <style:style style:name="T381" style:family="text">
      <style:text-properties fo:color="#ea7500" fo:font-style="italic" fo:font-weight="bold" officeooo:rsid="0094dd02" style:font-style-asian="italic" style:font-weight-asian="bold" style:font-style-complex="italic" style:font-weight-complex="bold"/>
    </style:style>
    <style:style style:name="T382" style:family="text">
      <style:text-properties officeooo:rsid="00e56988"/>
    </style:style>
    <style:style style:name="T383" style:family="text">
      <style:text-properties officeooo:rsid="010078d0"/>
    </style:style>
    <style:style style:name="T384" style:family="text">
      <style:text-properties officeooo:rsid="01162062"/>
    </style:style>
    <style:style style:name="T385" style:family="text">
      <style:text-properties officeooo:rsid="011788ea"/>
    </style:style>
    <style:style style:name="T386" style:family="text">
      <style:text-properties officeooo:rsid="0118e68d"/>
    </style:style>
    <style:style style:name="T387" style:family="text">
      <style:text-properties officeooo:rsid="011ab00b"/>
    </style:style>
    <style:style style:name="T388" style:family="text">
      <style:text-properties officeooo:rsid="0126b4a6"/>
    </style:style>
    <style:style style:name="T389" style:family="text">
      <style:text-properties officeooo:rsid="01286d92"/>
    </style:style>
    <style:style style:name="T390" style:family="text">
      <style:text-properties officeooo:rsid="012982bd"/>
    </style:style>
    <style:style style:name="T391" style:family="text">
      <style:text-properties officeooo:rsid="0129c3b1"/>
    </style:style>
    <style:style style:name="T392" style:family="text">
      <style:text-properties officeooo:rsid="012b36a5"/>
    </style:style>
    <style:style style:name="T393" style:family="text">
      <style:text-properties fo:color="#55215b" fo:font-style="italic" officeooo:rsid="012b36a5"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mazon Reader</text:p>
      <text:p text:style-name="P63"><text:span text:style-name="T81">Amazon Reader is a program </text:span><text:span text:style-name="T82">for reading </text:span><text:span text:style-name="T84">a spreadsheet file formatted to hold Amazon purchase information </text:span><text:span text:style-name="T85">with each row indicating an item that was purchased and the columns representing pertanent information about the the order. It allows the user to then read in from the system clipboard </text:span><text:span text:style-name="T82">web pages </text:span><text:span text:style-name="T85">that are </text:span><text:span text:style-name="T82">clipped from the Amazon orders site and </text:span><text:span text:style-name="T85">then </text:span><text:span text:style-name="T82">extract</text:span><text:span text:style-name="T85">s</text:span><text:span text:style-name="T82"> </text:span><text:span text:style-name="T85">the </text:span><text:span text:style-name="T86">desired </text:span><text:span text:style-name="T83">information from them, and </text:span><text:span text:style-name="T84">plac</text:span><text:span text:style-name="T86">es</text:span><text:span text:style-name="T84"> that data into </text:span><text:span text:style-name="T86">the</text:span><text:span text:style-name="T84"> </text:span><text:span text:style-name="T87">appropriate columns of </text:span><text:span text:style-name="T84">spreadsheet </text:span><text:span text:style-name="T86">image</text:span><text:span text:style-name="T84">, </text:span><text:span text:style-name="T87">prior to saving the image back to the spreadsheet file. It also allows reading the text data from a PDF file containing the </text:span><text:span text:style-name="T89">credit card </text:span><text:span text:style-name="T87">charges from Amazon for the purchases </text:span><text:span text:style-name="T88">and again marks the appropriate columns with the charge information to verify which items have been </text:span><text:span text:style-name="T89">completed and which are still pending, along with the credit card file id that </text:span><text:span text:style-name="T90">the charge information came from. This allows a semi-automated process for keeping track of the Amazon orders and their corresponding debits and credits that are charged to the credit card to verify there are no unknown charges received.</text:span></text:p>
      <text:p text:style-name="P64"><text:span text:style-name="T15">The program can be run in 3 different fashions, but for normal use of balancing the Amazon charges the GUI interface is used. This is performed by simply running the jar file with no arguments:</text:span></text:p>
      <text:p text:style-name="P125">java -jar AmazonReader-1.2.jar</text:p>
      <text:p text:style-name="P96"><text:span text:style-name="T329">The command </text:span><text:span text:style-name="T330">should</text:span><text:span text:style-name="T329"> be run from </text:span><text:span text:style-name="T330">the </text:span><text:span text:style-name="T332">parent </text:span><text:span text:style-name="T330">directory </text:span><text:span text:style-name="T332">of </text:span><text:span text:style-name="T331">where </text:span><text:span text:style-name="T332">all </text:span><text:span text:style-name="T331">the spreadsheet files for Amazon are kept. </text:span><text:span text:style-name="T332">This is because it also creates a Properties file that will keep track of the directories and settings selected, so that when you start the program </text:span><text:span text:style-name="T333">it will automatically use those settings so you don’t have to set them up again. The details of the Properties file will be explained </text:span><text:span text:style-name="T334">in a </text:span><text:span text:style-name="T333">later </text:span><text:span text:style-name="T334">section</text:span><text:span text:style-name="T333">.</text:span></text:p>
      <text:p text:style-name="P99"><text:span text:style-name="T333">T</text:span><text:span text:style-name="T296">he program also contains some additional test commands that run pieces of the code for test verification. These are not accessible from the GUI, but are provided by using Command-line Options. </text:span><text:span text:style-name="T335">When running from the command line, the program will only perform the actions of the Options that are supplied on the command line. An example of this would be:</text:span></text:p>
      <text:p text:style-name="P126"><text:span text:style-name="T292">java -jar AmazonReader-1.2.jar -</text:span><text:span text:style-name="T293">s testfile.ods -</text:span><text:span text:style-name="T294">l 1 true -c clip1.txt -u -</text:span><text:span text:style-name="T295">save</text:span></text:p>
      <text:p text:style-name="P97"><text:span text:style-name="T329">N</text:span><text:span text:style-name="T337">ote that multiple options (each option command starts with a ‘-’ char) can be placed in a single command line. This command, for instance, would select the spreadsheet file ‘testfile.ods’ </text:span><text:span text:style-name="T344">and</text:span><text:span text:style-name="T337"> load the 1</text:span><text:span text:style-name="T179">st</text:span><text:span text:style-name="T337"> tab into memory while performing a verification that the header information contained in the file is valid. </text:span><text:span text:style-name="T344">T</text:span><text:span text:style-name="T337">hen it would read in and parse the information from the clipboard file ‘clip1.txt’ </text:span><text:span text:style-name="T338">(rather than reading directly from the clipboard) and update the the spreadsheet image with any new entries it gathered from it. It would </text:span><text:span text:style-name="T345">then </text:span><text:span text:style-name="T338">save the updated image back to the spreadsheet file.</text:span></text:p>
      <text:p text:style-name="P98"><text:span text:style-name="T338">F</text:span><text:span text:style-name="T341">or more extensive testing, it is rather cumbersome to write all the option commands you want to perform on a single command line. But because the command line operation executes the command options as given and then exits, there is no way to execute </text:span><text:span text:style-name="T339">sequential commands where the next command depends on the previous command, unless each commad only depends on the state of the </text:span><text:span text:style-name="T340">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342">mode</text:span><text:span text:style-name="T340">. In this mode, you create a script file of what you want to execute, then pass that as the only argument to the program. It will then execute </text:span><text:span text:style-name="T342">all </text:span><text:span text:style-name="T340">the program statements </text:span><text:span text:style-name="T342">sequentially before exiting. There are also program flow statements that allow you to perform loops and conditionals, as well as variable parameters for </text:span><text:span text:style-name="T343">manipulating any data captured and testing it for validation. The format for this operation is:</text:span></text:p>
      <text:p text:style-name="P127">java -jar AmazonReader-1.2.jar -<text:span text:style-name="T383">f myscript.scr</text:span></text:p>
      <text:h text:style-name="P45" text:outline-level="4"><text:span text:style-name="T290">P</text:span>roperties File</text:h>
      <text:p text:style-name="P66">TBD</text:p>
      <text:h text:style-name="P46" text:outline-level="4"><text:span text:style-name="T219">Command Line Mode</text:span></text:h>
      <text:h text:style-name="P76" text:outline-level="4"><text:span text:style-name="T140">Command-line Options</text:span><text:span text:style-name="T77"> </text:span><text:span text:style-name="T71">are defined for performing some of the Amazon Logger actions. Some have associated arguments and others do not, </text:span><text:span text:style-name="T74">but all are denoted by beginning with a ‘-’ character. This is because they are also available as command line arguments as well as being used in a program script</text:span><text:span text:style-name="T71">. </text:span><text:span text:style-name="T75">They can be concatenated in a command line. That is, you can place more than one command line option in one line of the script. </text:span><text:span text:style-name="T76">In the </text:span><text:span text:style-name="T139">Option</text:span><text:span text:style-name="T76"> command list that follows, the list of </text:span><text:soft-page-break/><text:span text:style-name="T76">arguments is indicated and each argument will begin with a character and an underscore (_). The leading character of the argument name will indicate the data type of the argument allowed</text:span><text:span text:style-name="T71">:</text:span></text:h>
      <text:h text:style-name="P82" text:outline-level="4"><text:bookmark-start text:name="__DdeLink__7519_236764897"/><text:span text:style-name="T356">-</text:span><text:span text:style-name="T358">d </text:span><text:span text:style-name="T376">U</text:span><text:span text:style-name="T377">_</text:span><text:span text:style-name="T271">flags</text:span></text:h>
      <text:h text:style-name="P100" text:outline-level="4"><text:span text:style-name="T323">Se</text:span><text:span text:style-name="T297">ts </text:span><text:span text:style-name="T298">the </text:span><text:bookmark-end text:name="__DdeLink__7519_236764897"/><text:span text:style-name="T298">debug messages that are enabled. </text:span></text:h>
      <text:h text:style-name="P82" text:outline-level="4"><text:span text:style-name="T356">-</text:span><text:span text:style-name="T357">s</text:span><text:span text:style-name="T358"> </text:span><text:span text:style-name="T376">S</text:span><text:span text:style-name="T377">_</text:span><text:span text:style-name="T273">file</text:span></text:h>
      <text:h text:style-name="P100" text:outline-level="4"><text:span text:style-name="T323">S</text:span><text:span text:style-name="T297">ets </text:span><text:span text:style-name="T298">the </text:span><text:span text:style-name="T299">Spreadsheet filename to load (must be an .ods file</text:span><text:span text:style-name="T300">)</text:span></text:h>
      <text:h text:style-name="P91" text:outline-level="4"><text:span text:style-name="T356">-</text:span><text:span text:style-name="T359">l</text:span><text:bookmark-start text:name="__DdeLink__7521_236764897"/><text:span text:style-name="T358"> </text:span><text:bookmark-start text:name="__DdeLink__7523_236764897"/><text:span text:style-name="T376">U</text:span><text:span text:style-name="T377">_</text:span><text:span text:style-name="T273">numTab</text:span><text:span text:style-name="T271">s</text:span><text:bookmark-end text:name="__DdeLink__7521_236764897"/><text:span text:style-name="T364"> </text:span><text:bookmark-start text:name="__DdeLink__7539_236764897"/><text:span text:style-name="T376">B</text:span><text:span text:style-name="T377">_</text:span><text:bookmark-end text:name="__DdeLink__7523_236764897"/><text:span text:style-name="T273">chkHeader</text:span><text:bookmark-end text:name="__DdeLink__7539_236764897"/></text:h>
      <text:h text:style-name="P102" text:outline-level="4"><text:span text:style-name="T324">L</text:span><text:span text:style-name="T302">oad</text:span><text:span text:style-name="T297">s </text:span><text:span text:style-name="T298">the </text:span><text:span text:style-name="T302">selected Spreadsheet file tabs into memory (</text:span><text:span text:style-name="T303">if chkHeader true, verify the header format is valid and classify the columns for use). </text:span><text:span text:style-name="T306">All operation work on this </text:span><text:span text:style-name="T347">image</text:span><text:span text:style-name="T306">.</text:span></text:h>
      <text:h text:style-name="P82" text:outline-level="4"><text:span text:style-name="T356">-</text:span><text:span text:style-name="T359">t</text:span><text:span text:style-name="T358"> </text:span><text:span text:style-name="T376">U</text:span><text:span text:style-name="T377">_</text:span><text:span text:style-name="T273">tab</text:span></text:h>
      <text:h text:style-name="P102" text:outline-level="4"><text:span text:style-name="T325">S</text:span><text:span text:style-name="T297">ets </text:span><text:span text:style-name="T298">the </text:span><text:span text:style-name="T301">tab of the current Spreadsheet to use in operations</text:span></text:h>
      <text:h text:style-name="P83" text:outline-level="4"><text:span text:style-name="T356">-</text:span><text:span text:style-name="T359">c</text:span><text:span text:style-name="T358"> </text:span><text:span text:style-name="T376">S</text:span><text:span text:style-name="T377">_</text:span><text:span text:style-name="T274">file</text:span></text:h>
      <text:h text:style-name="P102" text:outline-level="4"><text:span text:style-name="T336">Read</text:span><text:span text:style-name="T297">s </text:span><text:span text:style-name="T298">the </text:span><text:span text:style-name="T301">Clipboard file selection (uses a file instead of clipboard in reading Amazon orders)</text:span></text:h>
      <text:h text:style-name="P83" text:outline-level="4"><text:span text:style-name="T356">-</text:span><text:span text:style-name="T359">u</text:span></text:h>
      <text:h text:style-name="P102" text:outline-level="4"><text:span text:style-name="T325">U</text:span><text:span text:style-name="T304">pdates the spreadsheet from the clipboards</text:span></text:h>
      <text:h text:style-name="P82" text:outline-level="4"><text:span text:style-name="T356">-</text:span><text:span text:style-name="T359">p</text:span><text:span text:style-name="T358"> </text:span><text:span text:style-name="T376">S</text:span><text:span text:style-name="T377">_</text:span><text:span text:style-name="T275">file</text:span></text:h>
      <text:h text:style-name="P102" text:outline-level="4"><text:span text:style-name="T326">S</text:span><text:span text:style-name="T297">e</text:span><text:span text:style-name="T305">lect</text:span><text:span text:style-name="T297">s </text:span><text:span text:style-name="T305">and loads</text:span><text:span text:style-name="T297"> </text:span><text:span text:style-name="T298">the </text:span><text:span text:style-name="T305">PDF file to read and mark off the items processed in the spreadsheet </text:span><text:span text:style-name="T348">image</text:span></text:h>
      <text:h text:style-name="P87" text:outline-level="4"><text:span text:style-name="T356">-</text:span><text:span text:style-name="T359">o</text:span><text:span text:style-name="T358"> </text:span><text:span text:style-name="T376">S</text:span><text:span text:style-name="T377">_</text:span><text:span text:style-name="T276">file</text:span></text:h>
      <text:h text:style-name="P102" text:outline-level="4"><text:span text:style-name="T326">S</text:span><text:span text:style-name="T297">ets </text:span><text:span text:style-name="T298">the </text:span><text:span text:style-name="T306">file to output the debug messages to (</text:span><text:span text:style-name="T276">S_file</text:span><text:span text:style-name="T306"> is optional: if omitted, msgs go to stdout)</text:span></text:h>
      <text:h text:style-name="P82" text:outline-level="4"><text:span text:style-name="T356">-</text:span><text:span text:style-name="T359">save</text:span></text:h>
      <text:h text:style-name="P102" text:outline-level="4"><text:span text:style-name="T326">S</text:span><text:span text:style-name="T307">aves the current image info to the spreadsheet file and reloads the file back into memory</text:span><text:span text:style-name="T298"> </text:span></text:h>
      <text:h text:style-name="P82" text:outline-level="4"><text:span text:style-name="T356">-</text:span><text:span text:style-name="T358">d</text:span><text:span text:style-name="T359">ate</text:span><text:span text:style-name="T358"> </text:span><text:span text:style-name="T376">L</text:span><text:span text:style-name="T377">_</text:span><text:span text:style-name="T282">dateF</text:span><text:span text:style-name="T277">ields</text:span></text:h>
      <text:h text:style-name="P102" text:outline-level="4"><text:span text:style-name="T326">C</text:span><text:span text:style-name="T308">onverts the list of fields into a date (assumes the date </text:span><text:span text:style-name="T310">i</text:span><text:span text:style-name="T308">s in the </text:span><text:span text:style-name="T310">future</text:span><text:span text:style-name="T308"> if a relative date given)</text:span></text:h>
      <text:h text:style-name="P102" text:outline-level="4"><text:span text:style-name="T309">This command will return the response in the </text:span><text:span text:style-name="T288">$RESPONSE</text:span><text:span text:style-name="T309"> parameter</text:span><text:span text:style-name="T298"> </text:span></text:h>
      <text:h text:style-name="P83" text:outline-level="4"><text:bookmark-start text:name="__DdeLink__7517_236764897"/><text:span text:style-name="T356">-</text:span><text:span text:style-name="T358">d</text:span><text:span text:style-name="T359">atep</text:span><text:span text:style-name="T358"> </text:span><text:span text:style-name="T376">L</text:span><text:span text:style-name="T377">_</text:span><text:span text:style-name="T282">dateF</text:span><text:span text:style-name="T277">ields</text:span></text:h>
      <text:h text:style-name="P102" text:outline-level="4"><text:span text:style-name="T326">C</text:span><text:span text:style-name="T308">onverts the list of fields into a date (assumes the date was in the past if a relative date given)</text:span></text:h>
      <text:h text:style-name="P112" text:outline-level="4"><text:span text:style-name="T309">This command will return the response in the </text:span><text:span text:style-name="T288">$RESPONSE</text:span><text:span text:style-name="T309"> parameter</text:span><text:span text:style-name="T298"> <text:s/></text:span><text:bookmark-end text:name="__DdeLink__7517_236764897"/></text:h>
      <text:h text:style-name="P80" text:outline-level="4"><text:span text:style-name="T352">-</text:span><text:span text:style-name="T353">d</text:span><text:span text:style-name="T366">efault</text:span><text:span text:style-name="T353"> </text:span><text:span text:style-name="T380">U</text:span><text:span text:style-name="T381">_</text:span><text:span text:style-name="T270">numTab</text:span><text:span text:style-name="T269">s</text:span><text:span text:style-name="T354"> </text:span><text:span text:style-name="T380">B</text:span><text:span text:style-name="T381">_</text:span><text:span text:style-name="T270">chkHeader</text:span></text:h>
      <text:h text:style-name="P113" text:outline-level="4"><text:span text:style-name="T326">S</text:span><text:span text:style-name="T297">ets </text:span><text:span text:style-name="T298">the </text:span><text:span text:style-name="T310">default selections for the </text:span><text:span text:style-name="T367">-l</text:span><text:span text:style-name="T310"> option when loading a Spreadsheet</text:span></text:h>
      <text:h text:style-name="P93" text:outline-level="4"><text:span text:style-name="T356">-</text:span><text:span text:style-name="T359">maxcol</text:span></text:h>
      <text:h text:style-name="P102" text:outline-level="4"><text:span text:style-name="T326">R</text:span><text:span text:style-name="T311">e</text:span><text:span text:style-name="T312">turn</text:span><text:span text:style-name="T311">s the number of columns</text:span><text:span text:style-name="T298"> </text:span><text:span text:style-name="T312">defined in the current spreadsheet tab selection</text:span><text:span text:style-name="T309"> in the </text:span><text:span text:style-name="T288">$RESPONSE</text:span><text:span text:style-name="T309"> parameter</text:span></text:h>
      <text:h text:style-name="P94" text:outline-level="4"><text:span text:style-name="T356">-</text:span><text:span text:style-name="T359">maxrow</text:span></text:h>
      <text:h text:style-name="P115" text:outline-level="4"><text:span text:style-name="T327">R</text:span><text:span text:style-name="T311">e</text:span><text:span text:style-name="T312">turn</text:span><text:span text:style-name="T311">s the number of columns</text:span><text:span text:style-name="T298"> </text:span><text:span text:style-name="T312">defined in the current spreadsheet tab selection</text:span><text:span text:style-name="T309"> in the </text:span><text:span text:style-name="T288">$RESPONSE</text:span><text:span text:style-name="T309"> parameter</text:span></text:h>
      <text:h text:style-name="P86" text:outline-level="4"><text:span text:style-name="T356">-</text:span><text:span text:style-name="T359">setsize</text:span><text:span text:style-name="T358"> </text:span><text:bookmark-start text:name="__DdeLink__7527_236764897"/><text:bookmark-start text:name="__DdeLink__7546_236764897"/><text:bookmark-start text:name="__DdeLink__7584_236764897"/><text:span text:style-name="T376">U</text:span><text:span text:style-name="T377">_</text:span><text:span text:style-name="T277">cols</text:span><text:span text:style-name="T271"> </text:span><text:span text:style-name="T376">U</text:span><text:span text:style-name="T377">_</text:span><text:bookmark-end text:name="__DdeLink__7527_236764897"/><text:span text:style-name="T277">rows</text:span><text:bookmark-end text:name="__DdeLink__7546_236764897"/><text:bookmark-end text:name="__DdeLink__7584_236764897"/></text:h>
      <text:h text:style-name="P102" text:outline-level="4"><text:span text:style-name="T327">R</text:span><text:span text:style-name="T313">esizes</text:span><text:span text:style-name="T297"> </text:span><text:span text:style-name="T298">the </text:span><text:span text:style-name="T313">spreadsheet image to the specified </text:span><text:span text:style-name="T311">number of columns</text:span><text:span text:style-name="T298"> </text:span><text:span text:style-name="T313">and rows</text:span></text:h>
      <text:h text:style-name="P94" text:outline-level="4"><text:span text:style-name="T356">-</text:span><text:span text:style-name="T360">fin</text:span><text:span text:style-name="T358">d </text:span><text:span text:style-name="T376">S</text:span><text:span text:style-name="T377">_</text:span><text:span text:style-name="T279">orderNum</text:span></text:h>
      <text:h text:style-name="P102" text:outline-level="4"><text:span text:style-name="T327">F</text:span><text:span text:style-name="T314">ind</text:span><text:span text:style-name="T297">s </text:span><text:span text:style-name="T298">the </text:span><text:span text:style-name="T314">first row containing the specified Amazon Order Number</text:span><text:bookmark-start text:name="__DdeLink__7556_236764897"/><text:span text:style-name="T314"> </text:span><text:span text:style-name="T315">and returns it </text:span><text:span text:style-name="T309">in the </text:span><text:span text:style-name="T288">$RESPONSE</text:span><text:span text:style-name="T309"> parameter</text:span><text:bookmark-end text:name="__DdeLink__7556_236764897"/></text:h>
      <text:h text:style-name="P92" text:outline-level="4"><text:span text:style-name="T356">-</text:span><text:span text:style-name="T360">class</text:span><text:span text:style-name="T358"> </text:span><text:bookmark-start text:name="__DdeLink__7527_2367648978"/><text:span text:style-name="T376">U</text:span><text:span text:style-name="T377">_</text:span><text:span text:style-name="T277">cols</text:span><text:span text:style-name="T271"> </text:span><text:span text:style-name="T376">U</text:span><text:span text:style-name="T377">_</text:span><text:bookmark-end text:name="__DdeLink__7527_2367648978"/><text:span text:style-name="T277">rows</text:span></text:h>
      <text:h text:style-name="P115" text:outline-level="4"><text:span text:style-name="T327">G</text:span><text:span text:style-name="T297">ets </text:span><text:span text:style-name="T298">the </text:span><text:span text:style-name="T315">Class type of the cell in the current tab selection of the current spreadsheet image at the specified column and row location</text:span><text:span text:style-name="T314"> </text:span><text:span text:style-name="T315">and returns it </text:span><text:span text:style-name="T309">in the </text:span><text:span text:style-name="T288">$RESPONSE</text:span><text:span text:style-name="T309"> parameter</text:span></text:h>
      <text:h text:style-name="P85" text:outline-level="4"><text:span text:style-name="T356">-</text:span><text:span text:style-name="T360">color</text:span><text:span text:style-name="T358"> </text:span><text:bookmark-start text:name="__DdeLink__7527_2367648979"/><text:span text:style-name="T376">U</text:span><text:span text:style-name="T377">_</text:span><text:span text:style-name="T277">cols</text:span><text:span text:style-name="T271"> </text:span><text:span text:style-name="T376">U</text:span><text:span text:style-name="T377">_</text:span><text:bookmark-end text:name="__DdeLink__7527_2367648979"/><text:span text:style-name="T277">rows</text:span><text:span text:style-name="T271"> </text:span><text:bookmark-start text:name="__DdeLink__7558_236764897"/><text:span text:style-name="T376">U</text:span><text:span text:style-name="T377">_</text:span><text:span text:style-name="T278">Mocolor</text:span><text:bookmark-end text:name="__DdeLink__7558_236764897"/></text:h>
      <text:h text:style-name="P102" text:outline-level="4"><text:soft-page-break/><text:span text:style-name="T328">S</text:span><text:span text:style-name="T297">ets </text:span><text:span text:style-name="T298">the </text:span><text:span text:style-name="T316">background color of the specified spreadsheet image cell location to the specified color of the month (</text:span><text:span text:style-name="T272">U</text:span><text:span text:style-name="T271">_</text:span><text:span text:style-name="T278">MOcolor</text:span><text:span text:style-name="T316"> must be a value from 1 to 12 </text:span><text:span text:style-name="T317">for the month, 0 for white, or -1 for black</text:span><text:span text:style-name="T316">)</text:span></text:h>
      <text:h text:style-name="P85" text:outline-level="4"><text:span text:style-name="T356">-</text:span><text:span text:style-name="T362">RGB</text:span><text:span text:style-name="T358"> </text:span><text:bookmark-start text:name="__DdeLink__7527_23676489710"/><text:span text:style-name="T376">U</text:span><text:span text:style-name="T377">_</text:span><text:span text:style-name="T277">cols</text:span><text:span text:style-name="T271"> </text:span><text:span text:style-name="T376">U</text:span><text:span text:style-name="T377">_</text:span><text:bookmark-end text:name="__DdeLink__7527_23676489710"/><text:span text:style-name="T277">rows</text:span><text:span text:style-name="T271"> </text:span><text:bookmark-start text:name="__DdeLink__7558_2367648971"/><text:span text:style-name="T376">U</text:span><text:span text:style-name="T377">_</text:span><text:bookmark-end text:name="__DdeLink__7558_2367648971"/><text:span text:style-name="T278">RGBcolor</text:span></text:h>
      <text:h text:style-name="P102" text:outline-level="4"><text:span text:style-name="T328">S</text:span><text:span text:style-name="T297">ets </text:span><text:span text:style-name="T298">the </text:span><text:span text:style-name="T316">background color of the specified spreadsheet image cell location to the specified </text:span><text:span text:style-name="T317">RGB </text:span><text:span text:style-name="T316">color (</text:span><text:span text:style-name="T243">6 hex digits </text:span><text:span text:style-name="T244">representing 2 digits Red, 2 digits Green, 2 digits Blue</text:span><text:span text:style-name="T316">)</text:span></text:h>
      <text:h text:style-name="P85" text:outline-level="4"><text:span text:style-name="T356">-</text:span><text:span text:style-name="T362">HSB</text:span><text:span text:style-name="T358"> </text:span><text:bookmark-start text:name="__DdeLink__7527_23676489711"/><text:span text:style-name="T376">U</text:span><text:span text:style-name="T377">_</text:span><text:span text:style-name="T277">cols</text:span><text:span text:style-name="T271"> </text:span><text:span text:style-name="T376">U</text:span><text:span text:style-name="T377">_</text:span><text:bookmark-end text:name="__DdeLink__7527_23676489711"/><text:span text:style-name="T277">rows</text:span><text:span text:style-name="T271"> </text:span><text:bookmark-start text:name="__DdeLink__7558_2367648972"/><text:span text:style-name="T376">U</text:span><text:span text:style-name="T377">_</text:span><text:span text:style-name="T280">HSB</text:span><text:span text:style-name="T278">color</text:span><text:bookmark-end text:name="__DdeLink__7558_2367648972"/></text:h>
      <text:h text:style-name="P102" text:outline-level="4"><text:span text:style-name="T328">S</text:span><text:span text:style-name="T297">ets </text:span><text:span text:style-name="T298">the </text:span><text:span text:style-name="T316">background color of the specified spreadsheet image cell location to the specified color of the month (</text:span><text:span text:style-name="T243">6 hex digits </text:span><text:span text:style-name="T244">representing 2 digits </text:span><text:span text:style-name="T245">Hue</text:span><text:span text:style-name="T244">, 2 digits </text:span><text:span text:style-name="T245">Saturation</text:span><text:span text:style-name="T244">, 2 digits </text:span><text:span text:style-name="T245">Brightness</text:span><text:span text:style-name="T316">)</text:span></text:h>
      <text:h text:style-name="P89" text:outline-level="4"><text:span text:style-name="T356">-</text:span><text:span text:style-name="T361">cellget</text:span><text:span text:style-name="T358"> </text:span><text:bookmark-start text:name="__DdeLink__7527_23676489712"/><text:span text:style-name="T376">U</text:span><text:span text:style-name="T377">_</text:span><text:span text:style-name="T277">cols</text:span><text:span text:style-name="T271"> </text:span><text:span text:style-name="T376">U</text:span><text:span text:style-name="T377">_</text:span><text:bookmark-end text:name="__DdeLink__7527_23676489712"/><text:span text:style-name="T277">rows</text:span></text:h>
      <text:h text:style-name="P102" text:outline-level="4"><text:span text:style-name="T328">R</text:span><text:span text:style-name="T318">eturn</text:span><text:span text:style-name="T297">s </text:span><text:span text:style-name="T298">the </text:span><text:span text:style-name="T318">text data contained in the specified cell location of the current spreadsheet image </text:span><text:span text:style-name="T315">and returns it </text:span><text:span text:style-name="T309">in the </text:span><text:span text:style-name="T288">$RESPONSE</text:span><text:span text:style-name="T309"> parameter</text:span></text:h>
      <text:h text:style-name="P84" text:outline-level="4"><text:span text:style-name="T356">-</text:span><text:span text:style-name="T361">cellclr</text:span><text:span text:style-name="T358"> </text:span><text:bookmark-start text:name="__DdeLink__7527_23676489713"/><text:span text:style-name="T376">U</text:span><text:span text:style-name="T377">_</text:span><text:span text:style-name="T277">cols</text:span><text:span text:style-name="T271"> </text:span><text:span text:style-name="T376">U</text:span><text:span text:style-name="T377">_</text:span><text:bookmark-end text:name="__DdeLink__7527_23676489713"/><text:span text:style-name="T277">rows</text:span></text:h>
      <text:h text:style-name="P102" text:outline-level="4"><text:span text:style-name="T328">C</text:span><text:span text:style-name="T319">lear</text:span><text:span text:style-name="T297">s </text:span><text:span text:style-name="T298">the </text:span><text:bookmark-start text:name="__DdeLink__7571_236764897"/><text:span text:style-name="T318">text contained </text:span><text:span text:style-name="T320">at</text:span><text:span text:style-name="T318"> the specified cell location of the current spreadsheet image</text:span><text:bookmark-end text:name="__DdeLink__7571_236764897"/></text:h>
      <text:h text:style-name="P90" text:outline-level="4"><text:span text:style-name="T356">-</text:span><text:span text:style-name="T361">cellput</text:span><text:span text:style-name="T358"> </text:span><text:bookmark-start text:name="__DdeLink__7527_23676489714"/><text:span text:style-name="T376">U</text:span><text:span text:style-name="T377">_</text:span><text:span text:style-name="T277">cols</text:span><text:span text:style-name="T271"> </text:span><text:span text:style-name="T376">U</text:span><text:span text:style-name="T377">_</text:span><text:bookmark-end text:name="__DdeLink__7527_23676489714"/><text:span text:style-name="T277">rows</text:span><text:span text:style-name="T271"> </text:span><text:span text:style-name="T376">L</text:span><text:span text:style-name="T377">_</text:span><text:span text:style-name="T283">textF</text:span><text:span text:style-name="T278">ield</text:span><text:span text:style-name="T271">s</text:span></text:h>
      <text:h text:style-name="P124" text:outline-level="4"><text:span text:style-name="T328">S</text:span><text:span text:style-name="T297">ets </text:span><text:span text:style-name="T298">the </text:span><text:span text:style-name="T318">text </text:span><text:span text:style-name="T320">at</text:span><text:span text:style-name="T318"> the specified cell location of the current spreadsheet image </text:span><text:span text:style-name="T320">to the fields specified</text:span></text:h>
      <text:h text:style-name="P79" text:outline-level="4"><text:span text:style-name="T298">N</text:span><text:span text:style-name="T296">ote that all files are referenced from the current test path that is specified in the </text:span><text:span text:style-name="T320">Properties file. The definitions for the data types above are:</text:span></text:h>
      <text:h text:style-name="P88" text:outline-level="4"><text:span text:style-name="T378">U</text:span><text:span text:style-name="T296"> – unsigned 32-bit integer</text:span></text:h>
      <text:h text:style-name="P88" text:outline-level="4"><text:span text:style-name="T378">I</text:span><text:span text:style-name="T296"> – signed 64-bit integer</text:span></text:h>
      <text:h text:style-name="P88" text:outline-level="4"><text:span text:style-name="T378">B</text:span><text:span text:style-name="T346"> </text:span><text:span text:style-name="T296">– boolean (true or false, or 1 for true and 0 for false)</text:span></text:h>
      <text:h text:style-name="P88" text:outline-level="4"><text:span text:style-name="T378">S</text:span><text:span text:style-name="T296"> – string field (</text:span><text:span text:style-name="T321">single word, </text:span><text:span text:style-name="T296">no spaces)</text:span></text:h>
      <text:h text:style-name="P81" text:outline-level="4"><text:span text:style-name="T379">L</text:span><text:span text:style-name="T320"> – field list (may have spaces, such as a </text:span><text:span text:style-name="T321">series</text:span><text:span text:style-name="T320"> of words, </text:span><text:span text:style-name="T322">but can be a single word</text:span><text:span text:style-name="T320">)</text:span></text:h>
      <text:h text:style-name="P81" text:outline-level="4"><text:span text:style-name="T320"/></text:h>
      <text:h text:style-name="P81" text:outline-level="4"><text:span text:style-name="T320"/></text:h>
      <text:h text:style-name="P46" text:outline-level="4"><text:span text:style-name="T219">Program Mode</text:span></text:h>
      <text:p text:style-name="P65"/>
      <text:h text:style-name="P42" text:outline-level="5"><text:span text:style-name="T220">Statement</text:span><text:span text:style-name="T221">s</text:span></text:h>
      <text:h text:style-name="P77" text:outline-level="4"><text:span text:style-name="T69">A </text:span><text:span text:style-name="T15">program conssts of a series of statements, some of which are for performing specific actions, some are for control of the program flow, and others are for documenting the operation being performed.</text:span></text:h>
      <text:h text:style-name="P75" text:outline-level="4"><text:span text:style-name="T69">There are </text:span><text:span text:style-name="T70">4 types of statements that are allowed:</text:span></text:h>
      <text:list xml:id="list2510073744" text:style-name="L2">
        <text:list-item>
          <text:h text:style-name="P72" text:outline-level="4"><text:span text:style-name="T70">C</text:span><text:span text:style-name="T15">omments</text:span></text:h>
        </text:list-item>
        <text:list-item>
          <text:h text:style-name="P71" text:outline-level="4"><text:span text:style-name="T73">Command-line Options <text:s/></text:span><text:span text:style-name="T91">(see previous section for details)</text:span></text:h>
        </text:list-item>
        <text:list-item>
          <text:h text:style-name="P73" text:outline-level="4"><text:span text:style-name="T15">Program Commands</text:span></text:h>
        </text:list-item>
        <text:list-item>
          <text:h text:style-name="P71" text:outline-level="4"><text:span text:style-name="T72">Parameter</text:span><text:span text:style-name="T73"> Assignments</text:span></text:h>
        </text:list-item>
      </text:list>
      <text:h text:style-name="P48" text:outline-level="6"><text:bookmark-start text:name="__DdeLink__7573_236764897"/>Comments</text:h>
      <text:h text:style-name="P74" text:outline-level="4"><text:bookmark-end text:name="__DdeLink__7573_236764897"/><text:span text:style-name="T115">Comments</text:span><text:span text:style-name="T15"> are any statements that begin with the ‘#’ character (leading whitespace is allowed). These statements are ignored by the compiler.</text:span></text:h>
      <text:h text:style-name="P49" text:outline-level="6"><text:soft-page-break/><text:span text:style-name="T372">Program Commands</text:span></text:h>
      <text:p text:style-name="P128"><text:span text:style-name="T355">DEFINE</text:span><text:span text:style-name="T291"> </text:span><text:span text:style-name="T284">P</text:span><text:span text:style-name="T281">aramNames</text:span></text:p>
      <text:p text:style-name="P138"><text:span text:style-name="T374">Defines one or more parameters to be used in the script. </text:span><text:span text:style-name="T375">Parameters are comma separated if more than one is defined. </text:span><text:span text:style-name="T374">All parameters must be defined before they can be used. </text:span><text:span text:style-name="T375">Note that the parameter names define their type, so refer to the Parameters section for more details.</text:span></text:p>
      <text:p text:style-name="P129"><text:span text:style-name="T351">SET</text:span> <text:span text:style-name="T260">Param = </text:span><text:span text:style-name="T261">Formula</text:span></text:p>
      <text:p text:style-name="P134"><text:span text:style-name="T79">Refer</text:span><text:span text:style-name="T80"> to the Parameter Assignment statement </text:span><text:span text:style-name="T79">for details</text:span><text:span text:style-name="T80"> (SET keyword is optional).</text:span></text:p>
      <text:p text:style-name="P129"><text:span text:style-name="T351">RUN</text:span> <text:span text:style-name="T261">Option</text:span></text:p>
      <text:p text:style-name="P137"><text:span text:style-name="T374">T</text:span>his <text:span text:style-name="T382">will run the specified Command Option (or Options, as it can have sequential options in a single command). </text:span><text:span text:style-name="T392">Refer to the </text:span><text:span text:style-name="T218">Command Line Mode</text:span><text:span text:style-name="T392"> section for more information of the Command Options.</text:span></text:p>
      <text:p text:style-name="P133"><text:span text:style-name="T355">IF</text:span><text:span text:style-name="T291"> </text:span><text:bookmark-start text:name="__DdeLink__7575_236764897"/><text:span text:style-name="T285">Param </text:span><text:span text:style-name="T286">CompSign </text:span><text:bookmark-end text:name="__DdeLink__7575_236764897"/><text:span text:style-name="T287">Expression</text:span></text:p>
      <text:p text:style-name="P135"><text:span text:style-name="T80">T</text:span><text:span text:style-name="T92">his </text:span><text:span text:style-name="T93">is the basic conditional statement. It will verify whether the specified </text:span><text:span text:style-name="T94">statement involving </text:span><text:span text:style-name="T95">parameter </text:span><text:span text:style-name="T285">Param</text:span><text:span text:style-name="T95"> </text:span><text:span text:style-name="T94">is true or not. If so, the program proceeds to the next command line. If it is not true, it will proceed to the next </text:span><text:span text:style-name="T363">ELSE</text:span><text:span text:style-name="T94">, </text:span><text:span text:style-name="T363">ELSEIF</text:span><text:span text:style-name="T94"> or </text:span><text:span text:style-name="T363">ENDIF</text:span><text:span text:style-name="T94"> statement it finds. The </text:span><text:span text:style-name="T286">CompSign</text:span><text:span text:style-name="T94"> value is one of { ==, !=, &gt;=, &lt;=, &gt;, &lt; }. The </text:span><text:span text:style-name="T287">Expression</text:span><text:span text:style-name="T94"> is </text:span><text:span text:style-name="T97">dependant on the type of parameter. If the parameter is numeric </text:span><text:span text:style-name="T103">(Integer or Unsigned)</text:span><text:span text:style-name="T97">, it must be an </text:span><text:span text:style-name="T96">algebraic statement that can be composed of </text:span><text:span text:style-name="T97">parameters, numbers, operations and parantheses. </text:span><text:span text:style-name="T99">If it is a </text:span><text:span text:style-name="T102">S</text:span><text:span text:style-name="T99">tring type, it will </text:span><text:span text:style-name="T100">only take a String value (quoted or unquoted) or another String parameter. </text:span><text:span text:style-name="T97">If it is </text:span><text:span text:style-name="T102">a B</text:span><text:span text:style-name="T98">oolean </text:span><text:span text:style-name="T102">type</text:span><text:span text:style-name="T98">, </text:span><text:span text:style-name="T286">CompSign</text:span><text:span text:style-name="T98"> </text:span><text:span text:style-name="T101">and</text:span><text:span text:style-name="T98"> </text:span><text:span text:style-name="T287">Expression</text:span><text:span text:style-name="T98"> </text:span><text:span text:style-name="T101">are omitted</text:span><text:span text:style-name="T99">. </text:span><text:span text:style-name="T102">Note that </text:span><text:span text:style-name="T103">this last case can use a true or false to replace the Boolean parameter to allow forcing it to always or never branch (makes it easy to </text:span><text:span text:style-name="T104">temporarily force a branch during testing).</text:span></text:p>
      <text:p text:style-name="P140"><text:span text:style-name="T104">I</text:span><text:span text:style-name="T15">f</text:span><text:span text:style-name="T104"> </text:span><text:span text:style-name="T15">the condition was met and the code following the IF statement is executed, when it gets to an </text:span><text:span text:style-name="T363">ELSE</text:span><text:span text:style-name="T15"> or </text:span><text:span text:style-name="T363">ELSEIF</text:span><text:span text:style-name="T15"> statement it will jump to the </text:span><text:span text:style-name="T363">ENDIF</text:span><text:span text:style-name="T15"> location.</text:span></text:p>
      <text:p text:style-name="P132">ELSE</text:p>
      <text:p text:style-name="P141"><text:span text:style-name="T374">T</text:span>his <text:span text:style-name="T384">takes no arguments and performs no action. It is simply a marker for where to redirect program flow if the condition wasn’t met, </text:span><text:span text:style-name="T385">and an indication to jump to the </text:span><text:span text:style-name="T363">ENDIF</text:span><text:span text:style-name="T385"> if the previous condition was met</text:span><text:span text:style-name="T384">. </text:span><text:span text:style-name="T386">This also completes the conditionals, so there can be no </text:span><text:span text:style-name="T363">ELSEIF</text:span><text:span text:style-name="T386"> following this command for the current </text:span><text:span text:style-name="T363">IF</text:span><text:span text:style-name="T386"> level.</text:span></text:p>
      <text:p text:style-name="P130"><text:span text:style-name="T351">ELSEIF</text:span> <text:span text:style-name="T248">Param </text:span><text:span text:style-name="T249">CompSign </text:span><text:span text:style-name="T262">Expression</text:span></text:p>
      <text:p text:style-name="P141"><text:span text:style-name="T374">T</text:span>his <text:span text:style-name="T386">is the same as the </text:span><text:span text:style-name="T363">IF</text:span><text:span text:style-name="T386"> statement in operation, but as an alternate condition if the previous </text:span><text:span text:style-name="T363">IF</text:span><text:span text:style-name="T386"> or </text:span><text:span text:style-name="T363">ELSEIF</text:span><text:span text:style-name="T386"> condition was not met.</text:span></text:p>
      <text:p text:style-name="P132">ENDIF</text:p>
      <text:p text:style-name="P143"><text:span text:style-name="T374">T</text:span>his <text:span text:style-name="T384">takes no arguments and performs no action. It is simply a marker for where to </text:span><text:span text:style-name="T387">jump to when the previous conditions have concluded.</text:span></text:p>
      <text:p text:style-name="P131"><text:span text:style-name="T368">FOR</text:span><text:span text:style-name="T373"> </text:span><text:span text:style-name="T250">Param = </text:span><text:span text:style-name="T251">Init</text:span><text:span text:style-name="T252">ialValue</text:span><text:span text:style-name="T250"> ; CompSign </text:span><text:span text:style-name="T251">End</text:span><text:span text:style-name="T252">Value</text:span><text:span text:style-name="T251"> ; Step</text:span><text:span text:style-name="T252">Value</text:span></text:p>
      <text:p text:style-name="P144"><text:span text:style-name="T80">T</text:span><text:span text:style-name="T92">his </text:span><text:span text:style-name="T105">allows a series of commands to be repeated for a specified number of times. It has 3 argument sections, each seperated by a semicolon. The first is the loop parameter name followed by and equals sign and the value to initialize it to </text:span><text:span text:style-name="T110">for its first pass through the loop</text:span><text:span text:style-name="T105">. This can be either a hard-coded value or a parameter reference. The second section specifies the end </text:span><text:span text:style-name="T110">value</text:span><text:span text:style-name="T105"> for the loop parameter – in other words, when this condition is met the loop will be exited. </text:span><text:span text:style-name="T94">The </text:span><text:span text:style-name="T286">CompSign</text:span><text:span text:style-name="T94"> value is one of { ==, !=, &gt;=, &lt;=, &gt;, &lt; }. </text:span><text:span text:style-name="T105">The third and final section specifies the increment size of the loop parameter (how much to add to it after each loop) and is optional. </text:span><text:span text:style-name="T111">This value can be a positive or negative value and can also be a <text:s/>parameter reference. </text:span><text:span text:style-name="T105">If omitted, the step size is an increase of 1. </text:span><text:span text:style-name="T106">Loops can be nested, but the loop parameter name must be different for each loop. The loop parameter name can be </text:span><text:soft-page-break/><text:span text:style-name="T106">reused once outside </text:span><text:span text:style-name="T107">its current</text:span><text:span text:style-name="T106"> loop. </text:span><text:span text:style-name="T107">The loop name follows the same rules as for the String parameter, but must be different than any parameter name. </text:span><text:span text:style-name="T108">Note that the loop </text:span><text:span text:style-name="T109">will not run at all if</text:span><text:span text:style-name="T108"> the InitialValue </text:span><text:span text:style-name="T109">exceeds the conditions of the EndValue. </text:span></text:p>
      <text:p text:style-name="P132">BREAK</text:p>
      <text:p text:style-name="P137"><text:span text:style-name="T374">T</text:span>his <text:span text:style-name="T388">is used within the most recent FOR loop and will cause the program to jump to the next ENDFOR statement.</text:span></text:p>
      <text:p text:style-name="P132">CONTINUE</text:p>
      <text:p text:style-name="P145"><text:span text:style-name="T374">T</text:span>his <text:span text:style-name="T388">is used within the most recent FOR loop and will cause the program to </text:span><text:span text:style-name="T390">jump to the following NEXT command, which will </text:span><text:span text:style-name="T389">increase the loop parameter by the StepValue and then test to see if the EndValue condition has been met. If so, it will </text:span><text:span text:style-name="T388">jump to the next ENDFOR statement, </text:span><text:span text:style-name="T389">otherwise it will jump back to the beginning of the loop</text:span><text:span text:style-name="T388">.</text:span></text:p>
      <text:p text:style-name="P132">NEXT</text:p>
      <text:p text:style-name="P146"><text:span text:style-name="T374">T</text:span>his <text:span text:style-name="T388">is used within the most recent FOR loop and will cause the program to </text:span><text:span text:style-name="T389">increase the loop parameter by the StepValue and then test to see if the EndValue condition has been met. If so, it will </text:span><text:span text:style-name="T388">jump to the next ENDFOR statement, </text:span><text:span text:style-name="T389">otherwise it will jump back to the beginning of the loop</text:span><text:span text:style-name="T388">.</text:span></text:p>
      <text:p text:style-name="P132">ENDFOR</text:p>
      <text:p text:style-name="P136"><text:span text:style-name="T80">T</text:span><text:span text:style-name="T92">his </text:span><text:span text:style-name="T112">takes no arguments and performs no action. It is simply a marker for where to </text:span><text:span text:style-name="T113">jump to when the </text:span><text:span text:style-name="T114">loop has completed</text:span><text:span text:style-name="T113">.</text:span></text:p>
      <text:h text:style-name="P50" text:outline-level="6">Parameter Assignments</text:h>
      <text:h text:style-name="P147" text:outline-level="4"><text:span text:style-name="T350">Sets a parameter to the specified value. The value can be a concrete entry (such as 125 or “hello”) or can be a parameter or a formula such as $RESULT * 4. Note that parameters in the formula must all be preceeded with a ‘$’ and care must be taken to only assign numeric entries to the numeric parameters (I_, U_ and A_). This is equivalent to the Parameter Assignment statement (SET keyword is optional).</text:span></text:h>
      <text:h text:style-name="P43" text:outline-level="5">Parameters</text:h>
      <text:p text:style-name="P78">Parameters are a feature that allows data to be collected, manipulated, <text:span text:style-name="T369">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370">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0"><text:span text:style-name="T1">There are </text:span><text:span text:style-name="T4">5</text:span><text:span text:style-name="T2"> types of parameters that can be defined:</text:span></text:p>
      <text:list xml:id="list2491092612" text:style-name="L1">
        <text:list-item>
          <text:p text:style-name="P67"><text:span text:style-name="T6">Integers</text:span><text:span text:style-name="T2"> – they are defined by the name starting with “I_”</text:span></text:p>
        </text:list-item>
        <text:list-item>
          <text:p text:style-name="P69"><text:span text:style-name="T5">Booleans</text:span> – they are defined by the name starting with “B_”</text:p>
        </text:list-item>
        <text:list-item>
          <text:p text:style-name="P68"><text:span text:style-name="T9">Strings</text:span><text:span text:style-name="T3"> – </text:span><text:span text:style-name="T175">they are defined</text:span><text:span text:style-name="T4"> </text:span><text:span text:style-name="T175">by default, </text:span><text:span text:style-name="T4">the name starts with anything other than </text:span><text:span text:style-name="T174">I_, B_, A_ or L_.</text:span></text:p>
        </text:list-item>
        <text:list-item>
          <text:p text:style-name="P70"><text:span text:style-name="T5">Arrays</text:span> – they are an array of Integer types that are defined by the name starting with “A_”</text:p>
        </text:list-item>
        <text:list-item>
          <text:p text:style-name="P70"><text:span text:style-name="T5">Lists</text:span> – they are an array of String types that are defined by the name starting with “L_”</text:p>
        </text:list-item>
      </text:list>
      <text:h text:style-name="P47" text:outline-level="6">Integers</text:h>
      <text:p text:style-name="P18"><text:span text:style-name="T127">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28">String</text:span><text:span text:style-name="T38"> parameters can be assigned to an </text:span><text:span text:style-name="T128">Integer</text:span><text:span text:style-name="T38"> parameter only if they follow the previous rule mentioned on the requirements for an </text:span><text:span text:style-name="T128">Integer</text:span><text:span text:style-name="T38"> value. </text:span><text:span text:style-name="T128">Boolean</text:span><text:span text:style-name="T38"> parameters can be assigned to an </text:span><text:span text:style-name="T128">Integer</text:span><text:span text:style-name="T38"> parameter where a TRUE value will be converted to a 1 and FALSE to a 0. </text:span><text:span text:style-name="T24">The following operations are allowed for </text:span><text:span text:style-name="T119">Integers</text:span><text:span text:style-name="T24">: { +, -</text:span><text:span text:style-name="T186">, *, /, % </text:span><text:span text:style-name="T185">} and for unsigned 32-bit</text:span><text:span text:style-name="T44"> values </text:span><text:span text:style-name="T45">the following additional operators: {</text:span><text:span text:style-name="T41"> </text:span><text:span text:style-name="T187">SHIFTL</text:span><text:span text:style-name="T188">, </text:span><text:span text:style-name="T187">SHIFTR</text:span><text:span text:style-name="T188">, </text:span><text:span text:style-name="T189">ROL, ROR, NOT, </text:span><text:span text:style-name="T211">AND</text:span><text:span text:style-name="T212">, </text:span><text:span text:style-name="T211">OR</text:span><text:span text:style-name="T212">, </text:span><text:span text:style-name="T193">XOR</text:span><text:span text:style-name="T41"> }.</text:span></text:p>
      <text:h text:style-name="P55" text:outline-level="8">Operations</text:h>
      <text:p text:style-name="P39"><text:span text:style-name="T47">The operations for </text:span><text:span text:style-name="T131">Integers</text:span><text:span text:style-name="T47"> work as follows:</text:span></text:p>
      <text:p text:style-name="P12">+<text:tab/>Addition</text:p>
      <text:p text:style-name="P12">-<text:tab/>Subtraction</text:p>
      <text:p text:style-name="P12">*<text:tab/>Multiplication</text:p>
      <text:p text:style-name="P12">/<text:tab/>Integer division (truncate<text:span text:style-name="T184">s</text:span> result)</text:p>
      <text:p text:style-name="P12">%<text:tab/>Modulus (get remainder of integer division</text:p>
      <text:p text:style-name="P38">The operators can either be used as <text:s/><text:span text:style-name="T151">Parameter = Value1 OP Value2 </text:span>, or as <text:s/><text:span text:style-name="T151">Parameter OP= Value1 </text:span><text:span text:style-name="T228">, </text:span><text:span text:style-name="T229">where </text:span><text:span text:style-name="T151">Parameter</text:span><text:span text:style-name="T229"> is the parameter </text:span><text:span text:style-name="T230">being modified, </text:span><text:span text:style-name="T151">OP</text:span><text:span text:style-name="T230"> is the specified operation and </text:span><text:span text:style-name="T151">Value</text:span><text:span text:style-name="T230"> can either be an </text:span><text:span text:style-name="T231">Integer</text:span><text:span text:style-name="T230"> or a Parameter having an </text:span><text:span text:style-name="T231">Integer</text:span><text:span text:style-name="T230"> value.</text:span></text:p>
      <text:p text:style-name="P37">The additional 32-bit unsigned <text:span text:style-name="T5">Integer</text:span> values can also use the following <text:span text:style-name="T226">operators </text:span><text:span text:style-name="T227">(Note: the value must be an unsigned 32-bit value and the result of the operation will always keep the result as an unsigned 32-bit value)</text:span>:</text:p>
      <text:p text:style-name="P1"><text:span text:style-name="T192">RO</text:span><text:span text:style-name="T191">L </text:span><text:span text:style-name="T172">bits</text:span><text:span text:style-name="T43"><text:tab/></text:span><text:span text:style-name="T46">Rotate</text:span><text:span text:style-name="T43"> bits left by specified amount </text:span><text:span text:style-name="T61">of </text:span><text:span text:style-name="T172">bits</text:span><text:span text:style-name="T43"> (</text:span><text:span text:style-name="T52">for </text:span><text:span text:style-name="T194">N = 1 to </text:span><text:span text:style-name="T196">31</text:span><text:span text:style-name="T52">, </text:span><text:span text:style-name="T50">bit</text:span><text:span text:style-name="T222">N</text:span><text:span text:style-name="T50"> gets bit</text:span><text:span text:style-name="T222">N-1</text:span><text:span text:style-name="T49"> </text:span><text:span text:style-name="T53">and</text:span><text:span text:style-name="T49"> </text:span><text:span text:style-name="T48">bit</text:span><text:span text:style-name="T223">0</text:span><text:span text:style-name="T46"> gets </text:span><text:span text:style-name="T51">bit</text:span><text:span text:style-name="T225">31</text:span><text:span text:style-name="T46"> value</text:span><text:span text:style-name="T49">)</text:span></text:p>
      <text:p text:style-name="P1"><text:span text:style-name="T192">RO</text:span><text:span text:style-name="T191">R </text:span><text:span text:style-name="T172">bits</text:span><text:span text:style-name="T43"><text:tab/></text:span><text:span text:style-name="T46">Rotate</text:span><text:span text:style-name="T43"> bits right by specified amount </text:span><text:span text:style-name="T61">of </text:span><text:span text:style-name="T172">bits</text:span><text:span text:style-name="T43"> (</text:span><text:span text:style-name="T52">for </text:span><text:span text:style-name="T194">N = </text:span><text:span text:style-name="T195">0</text:span><text:span text:style-name="T194"> to </text:span><text:span text:style-name="T196">30</text:span><text:span text:style-name="T52">, </text:span><text:span text:style-name="T50">bit</text:span><text:span text:style-name="T222">N</text:span><text:span text:style-name="T50"> gets bit</text:span><text:span text:style-name="T222">N</text:span><text:span text:style-name="T224">+</text:span><text:span text:style-name="T222">1</text:span><text:span text:style-name="T49"> </text:span><text:span text:style-name="T53">and</text:span><text:span text:style-name="T49"> </text:span><text:span text:style-name="T48">bit</text:span><text:span text:style-name="T225">31</text:span><text:span text:style-name="T46"> gets </text:span><text:span text:style-name="T51">bit</text:span><text:span text:style-name="T224">0</text:span><text:span text:style-name="T46"> value</text:span><text:span text:style-name="T42">)</text:span></text:p>
      <text:p text:style-name="P15"><text:span text:style-name="T193">N</text:span><text:span text:style-name="T190">OT</text:span><text:span text:style-name="T15"><text:tab/>Invert all 1’s and 0’s</text:span></text:p>
      <text:p text:style-name="P1"><text:span text:style-name="T191">AND </text:span><text:span text:style-name="T172">value</text:span><text:span text:style-name="T42"><text:tab/>bitwise AND </text:span><text:span text:style-name="T61">with </text:span><text:span text:style-name="T172">value</text:span></text:p>
      <text:p text:style-name="P1"><text:span text:style-name="T191">OR <text:s text:c="3"/></text:span><text:span text:style-name="T172">value</text:span><text:span text:style-name="T42"><text:tab/>bitwise OR </text:span><text:span text:style-name="T61">with </text:span><text:span text:style-name="T172">value</text:span></text:p>
      <text:p text:style-name="P14"><text:span text:style-name="T190">XOR </text:span><text:span text:style-name="T172">value</text:span><text:tab/>bitwise exclusive-OR <text:span text:style-name="T289">with </text:span><text:span text:style-name="T172">value</text:span></text:p>
      <text:h text:style-name="P62" text:outline-level="8">Examples</text:h>
      <text:p text:style-name="P32"><text:span text:style-name="T166">I_Value = </text:span><text:span text:style-name="T167">127 * $I_Mult</text:span></text:p>
      <text:p text:style-name="P34"><text:span text:style-name="T165">I_FlagBits </text:span><text:span text:style-name="T168">XOR</text:span><text:span text:style-name="T169">=</text:span><text:span text:style-name="T168"> 0x007F</text:span></text:p>
      <text:h text:style-name="P51" text:outline-level="6"><text:soft-page-break/><text:span text:style-name="T217">Boolean</text:span>s</text:h>
      <text:p text:style-name="P16"><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371">1</text:span> will be converted to TRUE, <text:span text:style-name="T371">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174">No operations are valid for </text:span><text:span text:style-name="T8">Booleans</text:span><text:span text:style-name="T180">, </text:span><text:span text:style-name="T181">but it can take a </text:span><text:span text:style-name="T10">String</text:span><text:span text:style-name="T181"> or </text:span><text:span text:style-name="T10">Integer</text:span><text:span text:style-name="T181"> comparison value </text:span><text:span text:style-name="T182">that returns a </text:span><text:span text:style-name="T11">Boolean</text:span><text:span text:style-name="T182"> result</text:span><text:span text:style-name="T174">.</text:span></text:p>
      <text:h text:style-name="P61" text:outline-level="8">Examples</text:h>
      <text:p text:style-name="P33"><text:span text:style-name="T170">B</text:span><text:span text:style-name="T166">_Value = </text:span><text:span text:style-name="T170">TRUE</text:span></text:p>
      <text:p text:style-name="P35"><text:span text:style-name="T170">B_</text:span><text:span text:style-name="T165">Value = </text:span><text:span text:style-name="T171">$I_Value &gt; 75</text:span></text:p>
      <text:h text:style-name="P52" text:outline-level="6"><text:span text:style-name="T217">String</text:span>s</text:h>
      <text:p text:style-name="P19"><text:span text:style-name="T116">Strings</text:span><text:span text:style-name="T16"> </text:span><text:span text:style-name="T17">consist of </text:span><text:span text:style-name="T18">any ASCII printable character </text:span><text:span text:style-name="T19">(values 0x2</text:span><text:span text:style-name="T78">0</text:span><text:span text:style-name="T19"> – </text:span><text:span text:style-name="T20">0x7E), </text:span><text:span text:style-name="T78">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17">Integers</text:span><text:span text:style-name="T20"> and </text:span><text:span text:style-name="T117">Booleans</text:span><text:span text:style-name="T20"> can be assigned to a </text:span><text:span text:style-name="T117">String</text:span><text:span text:style-name="T20"> parameter (the Boolean value will be converted to “TRUE” or “FALSE”). </text:span><text:span text:style-name="T21">Operations that are allowed for </text:span><text:span text:style-name="T118">Strings</text:span><text:span text:style-name="T21">: { </text:span><text:span text:style-name="T22">+, </text:span><text:span text:style-name="T197">CONCAT, </text:span><text:span text:style-name="T206">TRUNCL</text:span><text:span text:style-name="T207">, </text:span><text:span text:style-name="T206">TRUNC</text:span><text:span text:style-name="T207">R, </text:span><text:span text:style-name="T208">LENGTH, </text:span><text:span text:style-name="T209">UPPER</text:span><text:span text:style-name="T210">, </text:span><text:span text:style-name="T209">LOWER</text:span><text:span text:style-name="T210">, </text:span><text:span text:style-name="T209">SUB</text:span><text:span text:style-name="T23"> }.</text:span></text:p>
      <text:h text:style-name="P56" text:outline-level="8">Operations</text:h>
      <text:p text:style-name="P40"><text:span text:style-name="T47">The operations for </text:span><text:span text:style-name="T132">Strings</text:span><text:span text:style-name="T47"> work as follows:</text:span></text:p>
      <text:p text:style-name="P3"><text:span text:style-name="T43">+ </text:span><text:span text:style-name="T257">Str</text:span><text:span text:style-name="T258">Val</text:span><text:span text:style-name="T43"> <text:tab/></text:span><text:span text:style-name="T54">Concatenat</text:span><text:span text:style-name="T57">e </text:span><text:span text:style-name="T246">Str</text:span><text:span text:style-name="T247">Val</text:span><text:span text:style-name="T57"> to the right of the current </text:span><text:span text:style-name="T135">String</text:span><text:span text:style-name="T57"> value</text:span></text:p>
      <text:p text:style-name="P3"><text:span text:style-name="T191">.</text:span><text:span text:style-name="T197">CONCAT </text:span><text:span text:style-name="T257">Str</text:span><text:span text:style-name="T258">Val</text:span><text:span text:style-name="T43"><text:tab/></text:span><text:span text:style-name="T54">Concatenat</text:span><text:span text:style-name="T57">e </text:span><text:span text:style-name="T246">Str</text:span><text:span text:style-name="T247">Val</text:span><text:span text:style-name="T57"> to the right of the current </text:span><text:span text:style-name="T135">String</text:span><text:span text:style-name="T57"> value</text:span></text:p>
      <text:p text:style-name="P2"><text:span text:style-name="T191">.</text:span><text:span text:style-name="T198">TRUNCL </text:span><text:span text:style-name="T257">num</text:span><text:span text:style-name="T43"><text:tab/></text:span><text:span text:style-name="T55">Truncate </text:span><text:span text:style-name="T246">num</text:span><text:span text:style-name="T55"> characters </text:span><text:span text:style-name="T56">from the beginning of the </text:span><text:span text:style-name="T134">String</text:span><text:span text:style-name="T143"> </text:span><text:span text:style-name="T144">(remove chars to the left)</text:span></text:p>
      <text:p text:style-name="P2"><text:span text:style-name="T191">.</text:span><text:span text:style-name="T198">TRUNCR </text:span><text:span text:style-name="T257">num</text:span><text:span text:style-name="T43"><text:tab/></text:span><text:span text:style-name="T55">Truncate </text:span><text:span text:style-name="T56">to the first </text:span><text:span text:style-name="T246">num</text:span><text:span text:style-name="T55"> characters </text:span><text:span text:style-name="T56">of the </text:span><text:span text:style-name="T134">String</text:span><text:span text:style-name="T143"> </text:span><text:span text:style-name="T144">(eliminate all chars to the right)</text:span></text:p>
      <text:p text:style-name="P3"><text:span text:style-name="T191">.</text:span><text:span text:style-name="T198">UPPER</text:span><text:span text:style-name="T43"><text:tab/></text:span><text:span text:style-name="T55">Converts the </text:span><text:span text:style-name="T133">String</text:span><text:span text:style-name="T55"> to all uppercase characters</text:span></text:p>
      <text:p text:style-name="P3"><text:span text:style-name="T191">.</text:span><text:span text:style-name="T198">LOWER</text:span><text:span text:style-name="T43"><text:tab/></text:span><text:span text:style-name="T55">Converts the </text:span><text:span text:style-name="T133">String</text:span><text:span text:style-name="T55"> to all lowercase characters</text:span></text:p>
      <text:p text:style-name="P3"><text:span text:style-name="T191">.</text:span><text:span text:style-name="T198">LENGTH</text:span><text:span text:style-name="T43"><text:tab/></text:span><text:span text:style-name="T55">returns </text:span><text:span text:style-name="T138">Integer</text:span><text:span text:style-name="T55"> length of the </text:span><text:span text:style-name="T133">String</text:span></text:p>
      <text:h text:style-name="P60" text:outline-level="8">Examples</text:h>
      <text:p text:style-name="P20"><text:span text:style-name="T153">MyString</text:span><text:span text:style-name="T154"> = </text:span><text:span text:style-name="T153">First<text:tab/></text:span><text:span text:style-name="T233">MyString is now: First</text:span></text:p>
      <text:p text:style-name="P36"><text:span text:style-name="T153">M</text:span><text:span text:style-name="T152">yString = MyString.CONCAT Second<text:tab/></text:span><text:span text:style-name="T232">MyString is now: FirstSecond</text:span></text:p>
      <text:p text:style-name="P27"><text:span text:style-name="T153">MyString = MyString.</text:span><text:span text:style-name="T155">TRUNCL </text:span><text:span text:style-name="T156">2</text:span><text:span text:style-name="T153"><text:tab/></text:span><text:span text:style-name="T233">MyString is now: rstSecond</text:span></text:p>
      <text:p text:style-name="P28"><text:span text:style-name="T153">MyString = MyString.</text:span><text:span text:style-name="T156">UPPER</text:span><text:span text:style-name="T153"><text:tab/></text:span><text:span text:style-name="T233">MyString is now: </text:span><text:span text:style-name="T234">RST</text:span><text:span text:style-name="T233">S</text:span><text:span text:style-name="T234">ECOND</text:span></text:p>
      <text:p text:style-name="P29"><text:span text:style-name="T157">I_Length</text:span><text:span text:style-name="T153"> = MyString.</text:span><text:span text:style-name="T157">LENGTH</text:span><text:span text:style-name="T153"><text:tab/></text:span><text:span text:style-name="T235">I_Lemgth</text:span><text:span text:style-name="T233"> is now: </text:span><text:span text:style-name="T235">9</text:span></text:p>
      <text:h text:style-name="P53" text:outline-level="6"><text:span text:style-name="T217">Array</text:span>s</text:h>
      <text:p text:style-name="P31"><text:span text:style-name="T119">Arrays</text:span><text:span text:style-name="T24"> consist of </text:span><text:span text:style-name="T25">a </text:span><text:span text:style-name="T26">comma or space-</text:span><text:span text:style-name="T29">separated</text:span><text:span text:style-name="T26"> </text:span><text:span text:style-name="T25">series of </text:span><text:span text:style-name="T29">0 or more</text:span><text:span text:style-name="T25"> </text:span><text:span text:style-name="T122">I</text:span><text:span text:style-name="T120">nteger</text:span><text:span text:style-name="T26"> values. </text:span><text:span text:style-name="T27">You can access (read or modify) any entry in the </text:span><text:span text:style-name="T121">Array</text:span><text:span text:style-name="T27"> using the square brackets with the numeric index (starting at 0), such as </text:span><text:span text:style-name="T145">I_Value = $A_Table[6]</text:span><text:span text:style-name="T27"> to get the 7</text:span><text:span text:style-name="T176">th</text:span><text:span text:style-name="T27"> value in the Array </text:span><text:span text:style-name="T28">and assign it to the parameter I_Value</text:span><text:span text:style-name="T32">. If an assignment is done to a</text:span><text:span text:style-name="T35">n</text:span><text:span text:style-name="T32"> </text:span><text:span text:style-name="T128">Integer</text:span><text:span text:style-name="T32"> or the use in a command requires a </text:span><text:span text:style-name="T128">Integer</text:span><text:span text:style-name="T32"> </text:span><text:span text:style-name="T33">instead of a</text:span><text:span text:style-name="T35">n</text:span><text:span text:style-name="T33"> </text:span><text:span text:style-name="T129">Array</text:span><text:span text:style-name="T33"> </text:span><text:span text:style-name="T32">and the parameter is </text:span><text:span text:style-name="T141">a</text:span><text:span text:style-name="T142">n</text:span><text:span text:style-name="T126"> </text:span><text:span text:style-name="T129">Array</text:span><text:span text:style-name="T32"> type, only the 1</text:span><text:span text:style-name="T177">st</text:span><text:span text:style-name="T32"> element </text:span><text:span text:style-name="T33">will be used from the </text:span><text:span text:style-name="T129">Array</text:span><text:span text:style-name="T141"> (element [0])</text:span><text:span text:style-name="T27">. </text:span><text:span text:style-name="T26">The </text:span><text:span text:style-name="T67">valid</text:span><text:span text:style-name="T26"> operations for </text:span><text:span text:style-name="T120">Arrays</text:span><text:span text:style-name="T26"> are: { </text:span><text:span text:style-name="T199">ADD</text:span><text:span text:style-name="T200">, </text:span><text:span text:style-name="T201">REMOVE, </text:span><text:span text:style-name="T202">PUSH</text:span><text:span text:style-name="T203">, </text:span><text:span text:style-name="T201">POP, SIZE, </text:span><text:span text:style-name="T204">ISEMPTY, </text:span><text:span text:style-name="T205">LIST</text:span><text:span text:style-name="T26"> }.</text:span></text:p>
      <text:h text:style-name="P57" text:outline-level="8">Operations</text:h>
      <text:p text:style-name="P41"><text:span text:style-name="T47">The operations for </text:span><text:span text:style-name="T136">Arrays</text:span><text:span text:style-name="T47"> work as follows:</text:span></text:p>
      <text:p text:style-name="P7"><text:span text:style-name="T213">.ADD</text:span><text:span text:style-name="T43"> </text:span><text:span text:style-name="T256">IntVal</text:span><text:span text:style-name="T43"> <text:tab/></text:span><text:span text:style-name="T58">Add</text:span><text:span text:style-name="T57"> </text:span><text:span text:style-name="T253">Int</text:span><text:span text:style-name="T254">Val</text:span><text:span text:style-name="T57"> to the </text:span><text:span text:style-name="T58">end</text:span><text:span text:style-name="T57"> of the current </text:span><text:span text:style-name="T136">Array</text:span><text:span text:style-name="T57"> value </text:span><text:span text:style-name="T63">(can optionally have </text:span><text:span text:style-name="T64">space-seperated </text:span><text:span text:style-name="T63">additional values</text:span><text:span text:style-name="T64">)</text:span></text:p>
      <text:p text:style-name="P4"><text:span text:style-name="T191">.</text:span><text:span text:style-name="T214">REMOVE</text:span><text:span text:style-name="T43"><text:tab/></text:span><text:span text:style-name="T59">Remove</text:span><text:span text:style-name="T57"> </text:span><text:span text:style-name="T59">the last entry from</text:span><text:span text:style-name="T57"> the current </text:span><text:span text:style-name="T136">Array</text:span><text:span text:style-name="T57"> value </text:span><text:span text:style-name="T65">(value will be placed in </text:span><text:span text:style-name="T267">$RES</text:span><text:span text:style-name="T268">PONSE</text:span><text:span text:style-name="T65">)</text:span></text:p>
      <text:p text:style-name="P4"><text:span text:style-name="T213">.</text:span><text:span text:style-name="T215">PUSH</text:span><text:span text:style-name="T43"> </text:span><text:span text:style-name="T256">IntVal</text:span><text:span text:style-name="T43"> <text:tab/></text:span><text:span text:style-name="T58">Add</text:span><text:span text:style-name="T57"> </text:span><text:span text:style-name="T253">Int</text:span><text:span text:style-name="T254">Val</text:span><text:span text:style-name="T57"> to the </text:span><text:span text:style-name="T59">begining</text:span><text:span text:style-name="T57"> of the current </text:span><text:span text:style-name="T136">Array</text:span><text:span text:style-name="T57"> value</text:span></text:p>
      <text:p text:style-name="P8"><text:span text:style-name="T191">.</text:span><text:span text:style-name="T215">POP</text:span><text:span text:style-name="T43"><text:tab/></text:span><text:span text:style-name="T59">Remove</text:span><text:span text:style-name="T57"> </text:span><text:span text:style-name="T59">the first entry from</text:span><text:span text:style-name="T57"> the current </text:span><text:span text:style-name="T136">Array</text:span><text:span text:style-name="T57"> value </text:span><text:span text:style-name="T65">(value will be placed in </text:span><text:span text:style-name="T267">$RES</text:span><text:span text:style-name="T268">PONSE</text:span><text:span text:style-name="T65">)</text:span></text:p>
      <text:p text:style-name="P9"><text:span text:style-name="T213">.</text:span><text:span text:style-name="T216">INSERT</text:span><text:span text:style-name="T43"> </text:span><text:span text:style-name="T259">ix</text:span><text:span text:style-name="T68"> </text:span><text:span text:style-name="T256">IntVal</text:span><text:span text:style-name="T43"> <text:tab/></text:span><text:span text:style-name="T58">Add</text:span><text:span text:style-name="T57"> </text:span><text:span text:style-name="T253">Int</text:span><text:span text:style-name="T254">Val</text:span><text:span text:style-name="T57"> to </text:span><text:span text:style-name="T68">index </text:span><text:span text:style-name="T255">ix</text:span><text:span text:style-name="T57"> of the current </text:span><text:span text:style-name="T136">Array</text:span><text:span text:style-name="T57"> value</text:span></text:p>
      <text:p text:style-name="P5"><text:soft-page-break/><text:span text:style-name="T213">.</text:span><text:span text:style-name="T215">SIZE</text:span><text:span text:style-name="T43"> <text:tab/></text:span><text:span text:style-name="T59">returns </text:span><text:span text:style-name="T138">Integer</text:span><text:span text:style-name="T62"> </text:span><text:span text:style-name="T59">number of entries in the </text:span><text:span text:style-name="T137">Array</text:span></text:p>
      <text:p text:style-name="P5"><text:span text:style-name="T191">.</text:span><text:span text:style-name="T215">ISEMPTY</text:span><text:span text:style-name="T43"><text:tab/></text:span><text:span text:style-name="T59">returns </text:span><text:span text:style-name="T137">Boolean</text:span><text:span text:style-name="T60"> </text:span><text:span text:style-name="T266">TRUE</text:span><text:span text:style-name="T59"> if the </text:span><text:span text:style-name="T60">the </text:span><text:span text:style-name="T137">Array</text:span><text:span text:style-name="T60"> is empty, </text:span><text:span text:style-name="T265">FALSE</text:span><text:span text:style-name="T60"> otherwise</text:span></text:p>
      <text:h text:style-name="P59" text:outline-level="8">Examples</text:h>
      <text:p text:style-name="P21"><text:span text:style-name="T158">A_Table1</text:span><text:span text:style-name="T154"> = </text:span><text:span text:style-name="T159">22, 25, 27, 29</text:span><text:span text:style-name="T153"><text:tab/></text:span><text:span text:style-name="T236">A_Table1</text:span><text:span text:style-name="T233"> is now: </text:span><text:span text:style-name="T236">22 25 27 29</text:span></text:p>
      <text:p text:style-name="P22"><text:span text:style-name="T158">A_Table</text:span><text:span text:style-name="T159">2 = $I_Values </text:span><text:span text:style-name="T161">16</text:span><text:span text:style-name="T159"><text:tab/></text:span><text:span text:style-name="T236">A_Table</text:span><text:span text:style-name="T237">2</text:span><text:span text:style-name="T233"> is now: </text:span><text:span text:style-name="T237">10 </text:span><text:span text:style-name="T239">16</text:span></text:p>
      <text:p text:style-name="P23"><text:span text:style-name="T158">A_Table1</text:span><text:span text:style-name="T159">.</text:span><text:span text:style-name="T160">REMOVE</text:span><text:span text:style-name="T153"><text:tab/></text:span><text:span text:style-name="T236">A_Table1</text:span><text:span text:style-name="T233"> is now: </text:span><text:span text:style-name="T236">22 25 27</text:span></text:p>
      <text:p text:style-name="P23"><text:span text:style-name="T158">A_Table</text:span><text:span text:style-name="T159">2.</text:span><text:span text:style-name="T160">PUSH $RESPONSE</text:span><text:span text:style-name="T159"><text:tab/></text:span><text:span text:style-name="T236">A_Table</text:span><text:span text:style-name="T237">2</text:span><text:span text:style-name="T233"> is now: </text:span><text:span text:style-name="T238">29 </text:span><text:span text:style-name="T237">10 </text:span><text:span text:style-name="T239">16</text:span></text:p>
      <text:h text:style-name="P54" text:outline-level="6"><text:span text:style-name="T217">List</text:span>s</text:h>
      <text:p text:style-name="P30"><text:span text:style-name="T120">L</text:span><text:span text:style-name="T124">ists</text:span><text:span text:style-name="T31"> consist of a </text:span><text:span text:style-name="T26">space-</text:span><text:span text:style-name="T29">separated</text:span><text:span text:style-name="T26"> </text:span><text:span text:style-name="T25">series of </text:span><text:span text:style-name="T29">0 or more</text:span><text:span text:style-name="T25"> </text:span><text:span text:style-name="T122">String</text:span><text:span text:style-name="T29"> formatted words. </text:span><text:span text:style-name="T30">You can access (read or modify) any entry in the </text:span><text:span text:style-name="T123">List</text:span><text:span text:style-name="T30"> </text:span><text:span text:style-name="T27">using the square brackets with the numeric index (starting at 0), such as </text:span><text:span text:style-name="T146">StrV</text:span><text:span text:style-name="T145">alue = $</text:span><text:span text:style-name="T146">L</text:span><text:span text:style-name="T145">_Table[</text:span><text:span text:style-name="T147">3</text:span><text:span text:style-name="T145">]</text:span><text:span text:style-name="T27"> to get the </text:span><text:span text:style-name="T32">4</text:span><text:span text:style-name="T176">h</text:span><text:span text:style-name="T27"> value in the </text:span><text:span text:style-name="T123">List</text:span><text:span text:style-name="T27"> </text:span><text:span text:style-name="T28">and assign it to the parameter </text:span><text:span text:style-name="T32">Str</text:span><text:span text:style-name="T28">Value</text:span><text:span text:style-name="T27">. </text:span><text:span text:style-name="T32">The individual </text:span><text:span text:style-name="T125">String</text:span><text:span text:style-name="T32"> element returned from a [x] nomenclature follows the same rules as any other </text:span><text:span text:style-name="T125">String</text:span><text:span text:style-name="T32">. If an assignment is done to a </text:span><text:span text:style-name="T125">String</text:span><text:span text:style-name="T32"> or the use in a command requires a </text:span><text:span text:style-name="T125">String</text:span><text:span text:style-name="T32"> </text:span><text:span text:style-name="T33">instead of a </text:span><text:span text:style-name="T126">List</text:span><text:span text:style-name="T33"> </text:span><text:span text:style-name="T32">and the parameter is a </text:span><text:span text:style-name="T125">List</text:span><text:span text:style-name="T32"> type, only the 1</text:span><text:span text:style-name="T177">st</text:span><text:span text:style-name="T32"> element </text:span><text:span text:style-name="T33">will be used from the </text:span><text:span text:style-name="T126">List</text:span><text:span text:style-name="T141"> (element [0])</text:span><text:span text:style-name="T33">. </text:span><text:span text:style-name="T66">If the command requires or allows a </text:span><text:span text:style-name="T126">List</text:span><text:span text:style-name="T66"> type, using the </text:span><text:span text:style-name="T126">List</text:span><text:span text:style-name="T66"> name will supply the entire list of entries. </text:span><text:span text:style-name="T26">The </text:span><text:span text:style-name="T67">valid </text:span><text:span text:style-name="T26">operations for </text:span><text:span text:style-name="T120">Arrays</text:span><text:span text:style-name="T26"> are: { </text:span><text:span text:style-name="T199">ADD</text:span><text:span text:style-name="T200">, </text:span><text:span text:style-name="T201">REMOVE, </text:span><text:span text:style-name="T202">PUSH</text:span><text:span text:style-name="T203">, </text:span><text:span text:style-name="T201">POP, SIZE, </text:span><text:span text:style-name="T204">ISEMPTY, </text:span><text:span text:style-name="T205">LIST</text:span><text:span text:style-name="T26"> }.</text:span></text:p>
      <text:p text:style-name="P17"><text:span text:style-name="T130">Arrays</text:span><text:span text:style-name="T36"> and </text:span><text:span text:style-name="T130">Lists</text:span><text:span text:style-name="T36"> can </text:span><text:span text:style-name="T37">also </text:span><text:span text:style-name="T36">be assigned to a </text:span><text:span text:style-name="T130">Boolean</text:span><text:span text:style-name="T36"> </text:span><text:span text:style-name="T37">parameter using</text:span><text:span text:style-name="T36"> the </text:span><text:span text:style-name="T38">element selection [x] to identify which element is being referred to </text:span><text:span text:style-name="T37">(or will default to the 1</text:span><text:span text:style-name="T178">st</text:span><text:span text:style-name="T37"> element)</text:span><text:span text:style-name="T38">.</text:span></text:p>
      <text:p text:style-name="P11">When parameters are referenced in a<text:span text:style-name="T183">n assignment to a parameter or in a</text:span> command as a replacement for a value, they must be preceeded by the ‘$’ character to indicate this. If the parameter is not found and the <text:span text:style-name="T13">assignment is to a </text:span><text:span text:style-name="T7">String</text:span><text:span text:style-name="T13"> or </text:span><text:span text:style-name="T7">List</text:span><text:span text:style-name="T13"> parameter, the value will be accepted at face value. That is, if the command </text:span><text:span text:style-name="T148">StrParam = $</text:span><text:span text:style-name="T149">NotFound</text:span><text:span text:style-name="T14"> </text:span><text:span text:style-name="T173">is used </text:span><text:span text:style-name="T14">and </text:span><text:span text:style-name="T150">NotFound</text:span><text:span text:style-name="T173"> is not a defined parameter, the value of StrParam will be “$NotFound”.</text:span></text:p>
      <text:h text:style-name="P57" text:outline-level="8">Operations</text:h>
      <text:p text:style-name="P41"><text:span text:style-name="T47">The operations for </text:span><text:span text:style-name="T136">Lists</text:span><text:span text:style-name="T47"> work as follows:</text:span></text:p>
      <text:p text:style-name="P6"><text:span text:style-name="T213">.ADD</text:span><text:span text:style-name="T43"> </text:span><text:span text:style-name="T257">Str</text:span><text:span text:style-name="T258">Val</text:span><text:span text:style-name="T43"> <text:tab/></text:span><text:span text:style-name="T58">Add</text:span><text:span text:style-name="T57"> </text:span><text:span text:style-name="T263">Str</text:span><text:span text:style-name="T264">Val</text:span><text:span text:style-name="T57"> to the </text:span><text:span text:style-name="T58">end</text:span><text:span text:style-name="T57"> of the current </text:span><text:span text:style-name="T136">List</text:span><text:span text:style-name="T57"> value</text:span></text:p>
      <text:p text:style-name="P8"><text:span text:style-name="T191">.</text:span><text:span text:style-name="T214">REMOVE</text:span><text:span text:style-name="T43"><text:tab/></text:span><text:span text:style-name="T59">Remove</text:span><text:span text:style-name="T57"> </text:span><text:span text:style-name="T59">the last entry from</text:span><text:span text:style-name="T57"> the current </text:span><text:span text:style-name="T136">List</text:span><text:span text:style-name="T57"> value </text:span><text:span text:style-name="T65">(value will be placed in </text:span><text:span text:style-name="T267">$RES</text:span><text:span text:style-name="T268">PONSE</text:span><text:span text:style-name="T65">)</text:span></text:p>
      <text:p text:style-name="P6"><text:span text:style-name="T213">.</text:span><text:span text:style-name="T215">PUSH</text:span><text:span text:style-name="T43"> </text:span><text:span text:style-name="T257">Str</text:span><text:span text:style-name="T258">Val</text:span><text:span text:style-name="T43"> <text:tab/></text:span><text:span text:style-name="T58">Add</text:span><text:span text:style-name="T57"> </text:span><text:span text:style-name="T263">Str</text:span><text:span text:style-name="T264">Val</text:span><text:span text:style-name="T57"> to the </text:span><text:span text:style-name="T59">begining</text:span><text:span text:style-name="T57"> of the current </text:span><text:span text:style-name="T136">List</text:span><text:span text:style-name="T57"> value</text:span></text:p>
      <text:p text:style-name="P8"><text:span text:style-name="T191">.</text:span><text:span text:style-name="T215">POP</text:span><text:span text:style-name="T43"><text:tab/></text:span><text:span text:style-name="T59">Remove</text:span><text:span text:style-name="T57"> </text:span><text:span text:style-name="T59">the first entry from</text:span><text:span text:style-name="T57"> the current </text:span><text:span text:style-name="T136">List</text:span><text:span text:style-name="T57"> value </text:span><text:span text:style-name="T65">(value will be placed in </text:span><text:span text:style-name="T267">$RES</text:span><text:span text:style-name="T268">PONSE</text:span><text:span text:style-name="T65">)</text:span></text:p>
      <text:p text:style-name="P9"><text:span text:style-name="T213">.</text:span><text:span text:style-name="T216">INSERT</text:span><text:span text:style-name="T43"> </text:span><text:span text:style-name="T259">ix</text:span><text:span text:style-name="T68"> </text:span><text:span text:style-name="T259">Str</text:span><text:span text:style-name="T256">Val</text:span><text:span text:style-name="T43"> <text:tab/></text:span><text:span text:style-name="T58">Add</text:span><text:span text:style-name="T57"> </text:span><text:span text:style-name="T255">Str</text:span><text:span text:style-name="T254">Val</text:span><text:span text:style-name="T57"> to </text:span><text:span text:style-name="T68">index </text:span><text:span text:style-name="T255">ix</text:span><text:span text:style-name="T57"> of the current </text:span><text:span text:style-name="T136">List</text:span><text:span text:style-name="T57"> value</text:span></text:p>
      <text:p text:style-name="P9"><text:span text:style-name="T213">.</text:span><text:span text:style-name="T215">SIZE</text:span><text:span text:style-name="T43"> <text:tab/></text:span><text:span text:style-name="T59">returns </text:span><text:span text:style-name="T138">Integer</text:span><text:span text:style-name="T62"> </text:span><text:span text:style-name="T59">number of entries in the </text:span><text:span text:style-name="T136">List</text:span></text:p>
      <text:p text:style-name="P6"><text:span text:style-name="T191">.</text:span><text:span text:style-name="T215">ISEMPTY</text:span><text:span text:style-name="T43"><text:tab/></text:span><text:span text:style-name="T59">returns </text:span><text:span text:style-name="T137">Boolean</text:span><text:span text:style-name="T60"> </text:span><text:span text:style-name="T266">TRUE</text:span><text:span text:style-name="T59"> if the </text:span><text:span text:style-name="T60">the </text:span><text:span text:style-name="T136">List</text:span><text:span text:style-name="T60"> is empty, </text:span><text:span text:style-name="T265">FALSE</text:span><text:span text:style-name="T60"> otherwise</text:span></text:p>
      <text:h text:style-name="P58" text:outline-level="8">Examples</text:h>
      <text:p text:style-name="P24"><text:span text:style-name="T161">L</text:span><text:span text:style-name="T158">_Table1</text:span><text:span text:style-name="T154"> = </text:span><text:span text:style-name="T161">This is a List sample</text:span><text:span text:style-name="T153"><text:tab/></text:span><text:span text:style-name="T240">L</text:span><text:span text:style-name="T236">_Table1</text:span><text:span text:style-name="T233"> is now: </text:span><text:span text:style-name="T240">This is a List sample</text:span></text:p>
      <text:p text:style-name="P24"><text:span text:style-name="T161">L</text:span><text:span text:style-name="T158">_Table</text:span><text:span text:style-name="T159">2 = </text:span><text:span text:style-name="T162">Silly</text:span><text:span text:style-name="T159"><text:tab/></text:span><text:span text:style-name="T241">L</text:span><text:span text:style-name="T236">_Table</text:span><text:span text:style-name="T237">2</text:span><text:span text:style-name="T233"> is now: </text:span><text:span text:style-name="T240">Silly</text:span></text:p>
      <text:p text:style-name="P26"><text:span text:style-name="T161">L</text:span><text:span text:style-name="T158">_Table1</text:span><text:span text:style-name="T161">.</text:span><text:span text:style-name="T164">INSERT 3 $L_Table2</text:span><text:span text:style-name="T153"><text:tab/></text:span><text:span text:style-name="T240">L</text:span><text:span text:style-name="T236">_Table1</text:span><text:span text:style-name="T233"> is now: </text:span><text:span text:style-name="T240">This is a Silly sample</text:span></text:p>
      <text:p text:style-name="P26"><text:span text:style-name="T161">L</text:span><text:span text:style-name="T158">_Table</text:span><text:span text:style-name="T159">2 = </text:span><text:span text:style-name="T164">$L_Table2.POP</text:span><text:span text:style-name="T159"><text:tab/></text:span><text:span text:style-name="T240">L</text:span><text:span text:style-name="T236">_Table</text:span><text:span text:style-name="T237">2</text:span><text:span text:style-name="T233"> is now: </text:span></text:p>
      <text:p text:style-name="P25"><text:span text:style-name="T161">B_</text:span><text:span text:style-name="T163">Status = $L_Table2.ISEMPTY<text:tab/></text:span><text:span text:style-name="T242">B_Status</text:span><text:span text:style-name="T233"> is now: </text:span><text:span text:style-name="T242">TRUE</text:span></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8" meta:paragraph-count="191" meta:word-count="3825" meta:character-count="21895" meta:non-whitespace-character-count="18234"/>
  </office:meta>
</office:document-meta>
</file>